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74198" officeooo:paragraph-rsid="00174198" style:font-weight-asian="bold" style:font-weight-complex="bold"/>
    </style:style>
    <style:style style:name="P2" style:family="paragraph" style:parent-style-name="Text_20_body">
      <style:text-properties fo:font-weight="bold" officeooo:rsid="0017a96a" officeooo:paragraph-rsid="0017a96a" style:font-weight-asian="bold" style:font-weight-complex="bold"/>
    </style:style>
    <style:style style:name="P3" style:family="paragraph" style:parent-style-name="Text_20_body">
      <style:text-properties fo:font-weight="bold" officeooo:rsid="001952ad" officeooo:paragraph-rsid="001952ad" style:font-weight-asian="bold" style:font-weight-complex="bold"/>
    </style:style>
    <style:style style:name="P4" style:family="paragraph" style:parent-style-name="Text_20_body">
      <style:text-properties fo:font-weight="bold" officeooo:rsid="001952ad" officeooo:paragraph-rsid="001de0fc" style:font-weight-asian="bold" style:font-weight-complex="bold"/>
    </style:style>
    <style:style style:name="P5" style:family="paragraph" style:parent-style-name="Text_20_body">
      <style:text-properties fo:font-weight="bold" officeooo:rsid="001952ad" officeooo:paragraph-rsid="0036c6e8" style:font-weight-asian="bold" style:font-weight-complex="bold"/>
    </style:style>
    <style:style style:name="P6" style:family="paragraph" style:parent-style-name="Text_20_body">
      <style:text-properties fo:font-weight="normal" officeooo:rsid="0017a96a" officeooo:paragraph-rsid="0017a96a" style:font-weight-asian="normal" style:font-weight-complex="normal"/>
    </style:style>
    <style:style style:name="P7" style:family="paragraph" style:parent-style-name="Text_20_body">
      <style:text-properties fo:font-weight="normal" officeooo:rsid="001952ad" officeooo:paragraph-rsid="001f0ddf" style:font-weight-asian="normal" style:font-weight-complex="normal"/>
    </style:style>
    <style:style style:name="P8" style:family="paragraph" style:parent-style-name="Text_20_body">
      <style:text-properties fo:font-weight="normal" officeooo:rsid="001952ad" officeooo:paragraph-rsid="0025628c" style:font-weight-asian="normal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1032" officeooo:paragraph-rsid="002a1032" style:text-blinking="false" fo:background-color="transparent" style:font-weight-asian="normal" style:font-weight-complex="normal"/>
    </style:style>
    <style:style style:name="P10" style:family="paragraph" style:parent-style-name="Standard">
      <style:text-properties fo:font-weight="bold" officeooo:rsid="001697a9" officeooo:paragraph-rsid="001697a9" style:font-weight-asian="bold" style:font-weight-complex="bold"/>
    </style:style>
    <style:style style:name="P11" style:family="paragraph" style:parent-style-name="Standard">
      <style:text-properties fo:font-weight="bold" officeooo:rsid="001697a9" officeooo:paragraph-rsid="00284a27" style:font-weight-asian="bold" style:font-weight-complex="bold"/>
    </style:style>
    <style:style style:name="P12" style:family="paragraph" style:parent-style-name="Standard">
      <style:text-properties fo:font-weight="bold" officeooo:rsid="001697a9" officeooo:paragraph-rsid="002b3527" style:font-weight-asian="bold" style:font-weight-complex="bold"/>
    </style:style>
    <style:style style:name="P13" style:family="paragraph" style:parent-style-name="Standard">
      <style:text-properties fo:font-weight="bold" officeooo:rsid="001697a9" officeooo:paragraph-rsid="001952ad" style:font-weight-asian="bold" style:font-weight-complex="bold"/>
    </style:style>
    <style:style style:name="P14" style:family="paragraph" style:parent-style-name="Standard">
      <style:text-properties fo:font-weight="bold" officeooo:rsid="001697a9" officeooo:paragraph-rsid="003af7d2" style:font-weight-asian="bold" style:font-weight-complex="bold"/>
    </style:style>
    <style:style style:name="P15" style:family="paragraph" style:parent-style-name="Standard">
      <style:text-properties fo:font-weight="bold" officeooo:rsid="001697a9" officeooo:paragraph-rsid="0049b232" style:font-weight-asian="bold" style:font-weight-complex="bold"/>
    </style:style>
    <style:style style:name="P16" style:family="paragraph" style:parent-style-name="Standard">
      <style:text-properties fo:font-weight="bold" officeooo:rsid="001697a9" officeooo:paragraph-rsid="001de0fc" style:font-weight-asian="bold" style:font-weight-complex="bold"/>
    </style:style>
    <style:style style:name="P17" style:family="paragraph" style:parent-style-name="Standard">
      <style:text-properties fo:font-weight="bold" officeooo:rsid="001697a9" officeooo:paragraph-rsid="0023bb3b" style:font-weight-asian="bold" style:font-weight-complex="bold"/>
    </style:style>
    <style:style style:name="P18" style:family="paragraph" style:parent-style-name="Standard">
      <style:text-properties fo:font-weight="bold" officeooo:rsid="001697a9" officeooo:paragraph-rsid="00274fd3" style:font-weight-asian="bold" style:font-weight-complex="bold"/>
    </style:style>
    <style:style style:name="P19" style:family="paragraph" style:parent-style-name="Standard">
      <style:text-properties fo:font-weight="bold" officeooo:rsid="001697a9" officeooo:paragraph-rsid="004b8b87" style:font-weight-asian="bold" style:font-weight-complex="bold"/>
    </style:style>
    <style:style style:name="P20" style:family="paragraph" style:parent-style-name="Standard">
      <style:text-properties fo:font-weight="bold" officeooo:rsid="001697a9" officeooo:paragraph-rsid="004c987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697a9" officeooo:paragraph-rsid="004c9873" style:font-weight-asian="bold" style:font-weight-complex="bold"/>
    </style:style>
    <style:style style:name="P22" style:family="paragraph" style:parent-style-name="Standard">
      <style:text-properties fo:font-weight="bold" officeooo:rsid="001697a9" officeooo:paragraph-rsid="00393233" style:font-weight-asian="bold" style:font-weight-complex="bold"/>
    </style:style>
    <style:style style:name="P23" style:family="paragraph" style:parent-style-name="Standard">
      <style:text-properties fo:font-weight="bold" officeooo:rsid="001697a9" officeooo:paragraph-rsid="00554466" style:font-weight-asian="bold" style:font-weight-complex="bold"/>
    </style:style>
    <style:style style:name="P24" style:family="paragraph" style:parent-style-name="Standard">
      <style:text-properties fo:font-weight="bold" officeooo:rsid="001697a9" officeooo:paragraph-rsid="005c1587" style:font-weight-asian="bold" style:font-weight-complex="bold"/>
    </style:style>
    <style:style style:name="P25" style:family="paragraph" style:parent-style-name="Standard">
      <style:text-properties fo:font-weight="bold" officeooo:rsid="001952ad" officeooo:paragraph-rsid="001952ad" style:font-weight-asian="bold" style:font-weight-complex="bold"/>
    </style:style>
    <style:style style:name="P26" style:family="paragraph" style:parent-style-name="Standard">
      <style:text-properties fo:font-weight="bold" officeooo:rsid="001a1a51" officeooo:paragraph-rsid="001a1a51" style:font-weight-asian="bold" style:font-weight-complex="bold"/>
    </style:style>
    <style:style style:name="P27" style:family="paragraph" style:parent-style-name="Standard">
      <style:text-properties fo:font-weight="bold" officeooo:rsid="001bf1bb" officeooo:paragraph-rsid="001bf1bb" style:font-weight-asian="bold" style:font-weight-complex="bold"/>
    </style:style>
    <style:style style:name="P28" style:family="paragraph" style:parent-style-name="Standard">
      <style:text-properties fo:font-weight="bold" officeooo:rsid="001bf1bb" officeooo:paragraph-rsid="00274fd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bf1bb" officeooo:paragraph-rsid="002a103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bf1bb" officeooo:paragraph-rsid="00512cec" style:font-weight-asian="bold" style:font-weight-complex="bold"/>
    </style:style>
    <style:style style:name="P31" style:family="paragraph" style:parent-style-name="Standard">
      <style:text-properties fo:font-weight="bold" officeooo:rsid="001bf1bb" officeooo:paragraph-rsid="00393233" style:font-weight-asian="bold" style:font-weight-complex="bold"/>
    </style:style>
    <style:style style:name="P32" style:family="paragraph" style:parent-style-name="Standard">
      <style:text-properties fo:font-weight="bold" officeooo:rsid="001bf1bb" officeooo:paragraph-rsid="00512cec" style:font-weight-asian="bold" style:font-weight-complex="bold"/>
    </style:style>
    <style:style style:name="P33" style:family="paragraph" style:parent-style-name="Standard">
      <style:text-properties fo:font-weight="bold" officeooo:rsid="001de0fc" officeooo:paragraph-rsid="001de0fc" style:font-weight-asian="bold" style:font-weight-complex="bold"/>
    </style:style>
    <style:style style:name="P34" style:family="paragraph" style:parent-style-name="Standard">
      <style:text-properties fo:font-weight="bold" officeooo:rsid="001f0ddf" officeooo:paragraph-rsid="001f0ddf" style:font-weight-asian="bold" style:font-weight-complex="bold"/>
    </style:style>
    <style:style style:name="P35" style:family="paragraph" style:parent-style-name="Standard">
      <style:text-properties fo:font-weight="bold" officeooo:rsid="001f0ddf" officeooo:paragraph-rsid="00274fd3" style:font-weight-asian="bold" style:font-weight-complex="bold"/>
    </style:style>
    <style:style style:name="P36" style:family="paragraph" style:parent-style-name="Standard">
      <style:text-properties fo:font-weight="bold" officeooo:rsid="0025628c" officeooo:paragraph-rsid="0025628c" style:font-weight-asian="bold" style:font-weight-complex="bold"/>
    </style:style>
    <style:style style:name="P37" style:family="paragraph" style:parent-style-name="Standard">
      <style:text-properties fo:font-weight="bold" officeooo:rsid="0025628c" officeooo:paragraph-rsid="00274fd3" style:font-weight-asian="bold" style:font-weight-complex="bold"/>
    </style:style>
    <style:style style:name="P38" style:family="paragraph" style:parent-style-name="Standard">
      <style:text-properties fo:font-weight="bold" officeooo:rsid="00274fd3" officeooo:paragraph-rsid="00274fd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84a27" officeooo:paragraph-rsid="00284a27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284a27" officeooo:paragraph-rsid="002a1032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84a27" officeooo:paragraph-rsid="002a44a6" style:font-weight-asian="bold" style:font-weight-complex="bold"/>
    </style:style>
    <style:style style:name="P42" style:family="paragraph" style:parent-style-name="Standard">
      <style:text-properties fo:font-weight="bold" officeooo:rsid="00284a27" officeooo:paragraph-rsid="00284a27" style:font-weight-asian="bold" style:font-weight-complex="bold"/>
    </style:style>
    <style:style style:name="P43" style:family="paragraph" style:parent-style-name="Standard">
      <style:text-properties fo:font-weight="bold" officeooo:rsid="00284a27" officeooo:paragraph-rsid="002a44a6" style:font-weight-asian="bold" style:font-weight-complex="bold"/>
    </style:style>
    <style:style style:name="P44" style:family="paragraph" style:parent-style-name="Standard">
      <style:text-properties fo:font-weight="bold" officeooo:rsid="00284a27" officeooo:paragraph-rsid="0036c6e8" style:font-weight-asian="bold" style:font-weight-complex="bold"/>
    </style:style>
    <style:style style:name="P45" style:family="paragraph" style:parent-style-name="Standard">
      <style:text-properties fo:font-weight="bold" officeooo:rsid="00284a27" officeooo:paragraph-rsid="00274fd3" style:font-weight-asian="bold" style:font-weight-complex="bold"/>
    </style:style>
    <style:style style:name="P46" style:family="paragraph" style:parent-style-name="Standard">
      <style:text-properties fo:font-weight="bold" officeooo:rsid="00284a27" officeooo:paragraph-rsid="00375c3d" style:font-weight-asian="bold" style:font-weight-complex="bold"/>
    </style:style>
    <style:style style:name="P47" style:family="paragraph" style:parent-style-name="Standard">
      <style:text-properties fo:font-weight="bold" officeooo:rsid="00284a27" officeooo:paragraph-rsid="003af7d2" style:font-weight-asian="bold" style:font-weight-complex="bold"/>
    </style:style>
    <style:style style:name="P48" style:family="paragraph" style:parent-style-name="Standard">
      <style:text-properties fo:font-weight="bold" officeooo:rsid="00284a27" officeooo:paragraph-rsid="004b8b87" style:font-weight-asian="bold" style:font-weight-complex="bold"/>
    </style:style>
    <style:style style:name="P49" style:family="paragraph" style:parent-style-name="Standard">
      <style:text-properties fo:font-weight="bold" officeooo:rsid="00284a27" officeooo:paragraph-rsid="004c9873" style:font-weight-asian="bold" style:font-weight-complex="bold"/>
    </style:style>
    <style:style style:name="P50" style:family="paragraph" style:parent-style-name="Standard">
      <style:text-properties fo:font-weight="bold" officeooo:rsid="00284a27" officeooo:paragraph-rsid="00554466" style:font-weight-asian="bold" style:font-weight-complex="bold"/>
    </style:style>
    <style:style style:name="P51" style:family="paragraph" style:parent-style-name="Standard">
      <style:text-properties fo:font-weight="bold" officeooo:rsid="002a1032" officeooo:paragraph-rsid="002a1032" style:font-weight-asian="bold" style:font-weight-complex="bold"/>
    </style:style>
    <style:style style:name="P52" style:family="paragraph" style:parent-style-name="Standard">
      <style:text-properties fo:font-weight="bold" officeooo:rsid="002a1032" officeooo:paragraph-rsid="002a44a6" style:font-weight-asian="bold" style:font-weight-complex="bold"/>
    </style:style>
    <style:style style:name="P53" style:family="paragraph" style:parent-style-name="Standard">
      <style:text-properties fo:font-weight="bold" officeooo:rsid="0033649f" officeooo:paragraph-rsid="0033649f" style:font-weight-asian="bold" style:font-weight-complex="bold"/>
    </style:style>
    <style:style style:name="P54" style:family="paragraph" style:parent-style-name="Standard">
      <style:text-properties fo:font-weight="bold" officeooo:rsid="0033649f" officeooo:paragraph-rsid="0049b232" style:font-weight-asian="bold" style:font-weight-complex="bold"/>
    </style:style>
    <style:style style:name="P55" style:family="paragraph" style:parent-style-name="Standard">
      <style:text-properties fo:font-weight="bold" officeooo:rsid="0033649f" officeooo:paragraph-rsid="004b8b87" style:font-weight-asian="bold" style:font-weight-complex="bold"/>
    </style:style>
    <style:style style:name="P56" style:family="paragraph" style:parent-style-name="Standard">
      <style:text-properties fo:font-weight="bold" officeooo:rsid="00337617" officeooo:paragraph-rsid="002b3527" style:font-weight-asian="bold" style:font-weight-complex="bold"/>
    </style:style>
    <style:style style:name="P57" style:family="paragraph" style:parent-style-name="Standard">
      <style:text-properties fo:font-weight="bold" officeooo:rsid="00337617" officeooo:paragraph-rsid="0049b232" style:font-weight-asian="bold" style:font-weight-complex="bold"/>
    </style:style>
    <style:style style:name="P58" style:family="paragraph" style:parent-style-name="Standard">
      <style:text-properties fo:font-weight="bold" officeooo:rsid="003a198d" officeooo:paragraph-rsid="003a198d" style:font-weight-asian="bold" style:font-weight-complex="bold"/>
    </style:style>
    <style:style style:name="P59" style:family="paragraph" style:parent-style-name="Standard">
      <style:text-properties fo:font-weight="bold" officeooo:rsid="00375912" officeooo:paragraph-rsid="003a198d" style:font-weight-asian="bold" style:font-weight-complex="bold"/>
    </style:style>
    <style:style style:name="P60" style:family="paragraph" style:parent-style-name="Standard">
      <style:text-properties fo:font-weight="bold" officeooo:rsid="0049b232" officeooo:paragraph-rsid="0049b232" style:font-weight-asian="bold" style:font-weight-complex="bold"/>
    </style:style>
    <style:style style:name="P61" style:family="paragraph" style:parent-style-name="Standard">
      <style:text-properties fo:font-weight="bold" officeooo:rsid="0049b232" officeooo:paragraph-rsid="004b8b87" style:font-weight-asian="bold" style:font-weight-complex="bold"/>
    </style:style>
    <style:style style:name="P62" style:family="paragraph" style:parent-style-name="Standard">
      <style:text-properties fo:font-weight="bold" officeooo:rsid="004b8b87" officeooo:paragraph-rsid="004b8b87" style:font-weight-asian="bold" style:font-weight-complex="bold"/>
    </style:style>
    <style:style style:name="P63" style:family="paragraph" style:parent-style-name="Standard">
      <style:text-properties fo:font-weight="bold" officeooo:rsid="004b8b87" officeooo:paragraph-rsid="004c9873" style:font-weight-asian="bold" style:font-weight-complex="bold"/>
    </style:style>
    <style:style style:name="P64" style:family="paragraph" style:parent-style-name="Standard">
      <style:text-properties fo:font-weight="bold" officeooo:rsid="004c9873" officeooo:paragraph-rsid="004c9873" style:font-weight-asian="bold" style:font-weight-complex="bold"/>
    </style:style>
    <style:style style:name="P65" style:family="paragraph" style:parent-style-name="Standard">
      <style:text-properties fo:font-weight="bold" officeooo:rsid="004c9873" officeooo:paragraph-rsid="00554466" style:font-weight-asian="bold" style:font-weight-complex="bold"/>
    </style:style>
    <style:style style:name="P66" style:family="paragraph" style:parent-style-name="Standard">
      <style:text-properties fo:font-weight="bold" officeooo:rsid="005c1587" officeooo:paragraph-rsid="005c1587" style:font-weight-asian="bold" style:font-weight-complex="bold"/>
    </style:style>
    <style:style style:name="P67" style:family="paragraph" style:parent-style-name="Standard">
      <style:text-properties fo:font-weight="bold" officeooo:rsid="005c1587" officeooo:paragraph-rsid="005dbac0" style:font-weight-asian="bold" style:font-weight-complex="bold"/>
    </style:style>
    <style:style style:name="P68" style:family="paragraph" style:parent-style-name="Standard">
      <style:text-properties fo:font-weight="bold" officeooo:rsid="005c1587" officeooo:paragraph-rsid="005ebf41" style:font-weight-asian="bold" style:font-weight-complex="bold"/>
    </style:style>
    <style:style style:name="P69" style:family="paragraph" style:parent-style-name="Standard">
      <style:text-properties fo:font-weight="bold" officeooo:rsid="001952ad" officeooo:paragraph-rsid="0049b232" style:font-weight-asian="normal" style:font-weight-complex="normal"/>
    </style:style>
    <style:style style:name="P70" style:family="paragraph" style:parent-style-name="Standard">
      <style:text-properties fo:font-weight="bold" officeooo:rsid="001952ad" officeooo:paragraph-rsid="004b8b87" style:font-weight-asian="normal" style:font-weight-complex="normal"/>
    </style:style>
    <style:style style:name="P71" style:family="paragraph" style:parent-style-name="Standard">
      <style:text-properties fo:font-weight="bold" officeooo:paragraph-rsid="00393233"/>
    </style:style>
    <style:style style:name="P72" style:family="paragraph" style:parent-style-name="Standard">
      <style:text-properties fo:font-weight="bold" officeooo:paragraph-rsid="0049b232"/>
    </style:style>
    <style:style style:name="P73" style:family="paragraph" style:parent-style-name="Standard">
      <style:text-properties fo:font-weight="bold" officeooo:paragraph-rsid="004b8b87"/>
    </style:style>
    <style:style style:name="P74" style:family="paragraph" style:parent-style-name="Standard">
      <style:text-properties fo:font-weight="normal" officeooo:rsid="001bf1bb" officeooo:paragraph-rsid="001bf1bb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1bf1bb" officeooo:paragraph-rsid="00284a27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1bf1bb" officeooo:paragraph-rsid="002a1032" style:font-weight-asian="normal" style:font-weight-complex="normal"/>
    </style:style>
    <style:style style:name="P77" style:family="paragraph" style:parent-style-name="Standard">
      <style:text-properties fo:font-weight="normal" officeooo:rsid="001697a9" officeooo:paragraph-rsid="001697a9" style:font-weight-asian="normal" style:font-weight-complex="normal"/>
    </style:style>
    <style:style style:name="P78" style:family="paragraph" style:parent-style-name="Standard">
      <style:text-properties fo:font-weight="normal" officeooo:rsid="001697a9" officeooo:paragraph-rsid="00284a27" style:font-weight-asian="normal" style:font-weight-complex="normal"/>
    </style:style>
    <style:style style:name="P79" style:family="paragraph" style:parent-style-name="Standard">
      <style:text-properties fo:font-weight="normal" officeooo:rsid="001697a9" officeooo:paragraph-rsid="003af7d2" style:font-weight-asian="normal" style:font-weight-complex="normal"/>
    </style:style>
    <style:style style:name="P80" style:family="paragraph" style:parent-style-name="Standard">
      <style:text-properties fo:font-weight="normal" officeooo:rsid="001697a9" officeooo:paragraph-rsid="0049b232" style:font-weight-asian="normal" style:font-weight-complex="normal"/>
    </style:style>
    <style:style style:name="P81" style:family="paragraph" style:parent-style-name="Standard">
      <style:text-properties fo:font-weight="normal" officeooo:rsid="001697a9" officeooo:paragraph-rsid="004b8b87" style:font-weight-asian="normal" style:font-weight-complex="normal"/>
    </style:style>
    <style:style style:name="P82" style:family="paragraph" style:parent-style-name="Standard">
      <style:text-properties fo:font-weight="normal" officeooo:rsid="001697a9" officeooo:paragraph-rsid="004c9873" style:font-weight-asian="normal" style:font-weight-complex="normal"/>
    </style:style>
    <style:style style:name="P83" style:family="paragraph" style:parent-style-name="Standard">
      <style:text-properties fo:font-weight="normal" officeooo:rsid="001697a9" officeooo:paragraph-rsid="00554466" style:font-weight-asian="normal" style:font-weight-complex="normal"/>
    </style:style>
    <style:style style:name="P84" style:family="paragraph" style:parent-style-name="Standard">
      <style:text-properties fo:font-weight="normal" officeooo:rsid="001952ad" officeooo:paragraph-rsid="001952ad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01952ad" officeooo:paragraph-rsid="002a44a6" style:font-weight-asian="normal" style:font-weight-complex="normal"/>
    </style:style>
    <style:style style:name="P86" style:family="paragraph" style:parent-style-name="Standard">
      <style:text-properties fo:font-weight="normal" officeooo:rsid="001de0fc" officeooo:paragraph-rsid="001de0fc" style:font-weight-asian="normal" style:font-weight-complex="normal"/>
    </style:style>
    <style:style style:name="P87" style:family="paragraph" style:parent-style-name="Standard">
      <style:text-properties fo:font-weight="normal" officeooo:rsid="001de0fc" officeooo:paragraph-rsid="00284a27" style:font-weight-asian="normal" style:font-weight-complex="normal"/>
    </style:style>
    <style:style style:name="P88" style:family="paragraph" style:parent-style-name="Standard">
      <style:text-properties fo:font-weight="normal" officeooo:rsid="001de0fc" officeooo:paragraph-rsid="004b8b87" style:font-weight-asian="normal" style:font-weight-complex="normal"/>
    </style:style>
    <style:style style:name="P89" style:family="paragraph" style:parent-style-name="Standard">
      <style:text-properties fo:font-weight="normal" officeooo:rsid="001f0ddf" officeooo:paragraph-rsid="001f0ddf" style:font-weight-asian="normal" style:font-weight-complex="normal"/>
    </style:style>
    <style:style style:name="P90" style:family="paragraph" style:parent-style-name="Standard">
      <style:text-properties fo:font-weight="normal" officeooo:rsid="001f0ddf" officeooo:paragraph-rsid="00274fd3" style:font-weight-asian="normal" style:font-weight-complex="normal"/>
    </style:style>
    <style:style style:name="P91" style:family="paragraph" style:parent-style-name="Standard">
      <style:text-properties fo:font-weight="normal" officeooo:rsid="0023bb3b" officeooo:paragraph-rsid="0023bb3b" style:font-weight-asian="normal" style:font-weight-complex="normal"/>
    </style:style>
    <style:style style:name="P92" style:family="paragraph" style:parent-style-name="Standard">
      <style:text-properties fo:font-weight="normal" officeooo:rsid="0025628c" officeooo:paragraph-rsid="0025628c" style:font-weight-asian="normal" style:font-weight-complex="normal"/>
    </style:style>
    <style:style style:name="P93" style:family="paragraph" style:parent-style-name="Standard">
      <style:text-properties fo:font-weight="normal" officeooo:rsid="00274fd3" officeooo:paragraph-rsid="00274fd3" style:font-weight-asian="normal" style:font-weight-complex="normal"/>
    </style:style>
    <style:style style:name="P94" style:family="paragraph" style:parent-style-name="Standard">
      <style:text-properties fo:font-weight="normal" officeooo:rsid="00274fd3" officeooo:paragraph-rsid="003a198d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weight="normal" officeooo:rsid="00284a27" officeooo:paragraph-rsid="00284a27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284a27" officeooo:paragraph-rsid="002a1032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normal" officeooo:rsid="00284a27" officeooo:paragraph-rsid="002a44a6" style:font-weight-asian="normal" style:font-weight-complex="normal"/>
    </style:style>
    <style:style style:name="P98" style:family="paragraph" style:parent-style-name="Standard">
      <style:text-properties fo:font-weight="normal" officeooo:rsid="00284a27" officeooo:paragraph-rsid="00284a27" style:font-weight-asian="normal" style:font-weight-complex="normal"/>
    </style:style>
    <style:style style:name="P99" style:family="paragraph" style:parent-style-name="Standard">
      <style:text-properties fo:font-weight="normal" officeooo:rsid="00284a27" officeooo:paragraph-rsid="0036c6e8" style:font-weight-asian="normal" style:font-weight-complex="normal"/>
    </style:style>
    <style:style style:name="P100" style:family="paragraph" style:parent-style-name="Standard">
      <style:text-properties fo:font-weight="normal" officeooo:rsid="002a1032" officeooo:paragraph-rsid="002a1032" style:font-weight-asian="normal" style:font-weight-complex="normal"/>
    </style:style>
    <style:style style:name="P101" style:family="paragraph" style:parent-style-name="Standard">
      <style:text-properties fo:font-weight="normal" officeooo:rsid="002a1032" officeooo:paragraph-rsid="002a44a6" style:font-weight-asian="normal" style:font-weight-complex="normal"/>
    </style:style>
    <style:style style:name="P102" style:family="paragraph" style:parent-style-name="Standard">
      <style:text-properties fo:font-weight="normal" officeooo:rsid="002a44a6" officeooo:paragraph-rsid="002a44a6" style:font-weight-asian="normal" style:font-weight-complex="normal"/>
    </style:style>
    <style:style style:name="P103" style:family="paragraph" style:parent-style-name="Standard">
      <style:text-properties fo:font-weight="normal" officeooo:rsid="002d8f3d" officeooo:paragraph-rsid="0049b232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a27" officeooo:paragraph-rsid="002a44a6" style:text-blinking="false" fo:background-color="transparent" style:font-weight-asian="normal" style:font-weight-complex="normal"/>
    </style:style>
    <style:style style:name="P10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ee7f" officeooo:paragraph-rsid="002b3527" style:text-blinking="false" fo:background-color="transparent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43a6" officeooo:paragraph-rsid="003a43a6" style:text-blinking="false" fo:background-color="transparent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43a6" officeooo:paragraph-rsid="0058d186" style:text-blinking="false" fo:background-color="transparent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f7d2" officeooo:paragraph-rsid="003af7d2" style:text-blinking="false" fo:background-color="transparent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f7d2" officeooo:paragraph-rsid="003fdb88" style:text-blinking="false" fo:background-color="transparent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82e" officeooo:paragraph-rsid="003ce82e" style:text-blinking="false" fo:background-color="transparent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82e" officeooo:paragraph-rsid="003fdb88" style:text-blinking="false" fo:background-color="transparent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198d" officeooo:paragraph-rsid="003a198d" style:text-blinking="false" fo:background-color="transparent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7488" officeooo:paragraph-rsid="003b7488" style:text-blinking="false" fo:background-color="transparent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4fdf" officeooo:paragraph-rsid="003e7842" style:text-blinking="false" fo:background-color="transparent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e7842" officeooo:paragraph-rsid="003e7842" style:text-blinking="false" fo:background-color="transparent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db88" officeooo:paragraph-rsid="003fdb88" style:text-blinking="false" fo:background-color="transparent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db88" officeooo:paragraph-rsid="005c1587" style:text-blinking="false" fo:background-color="transparent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db88" officeooo:paragraph-rsid="005ebf41" style:text-blinking="false" fo:background-color="transparent" style:font-weight-asian="normal" style:font-weight-complex="normal"/>
    </style:style>
    <style:style style:name="P11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db88" officeooo:paragraph-rsid="004c9873" style:text-blinking="false" fo:background-color="transparent" style:font-weight-asian="normal" style:font-weight-complex="normal"/>
    </style:style>
    <style:style style:name="P12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8f3d" officeooo:paragraph-rsid="004b8b87" style:text-blinking="false" fo:background-color="transparent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0fc" officeooo:paragraph-rsid="003af7d2" style:text-blinking="false" fo:background-color="transparent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6d933" style:text-blinking="false" fo:background-color="transparent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8d186" style:text-blinking="false" fo:background-color="transparent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92eb0" style:text-blinking="false" fo:background-color="transparent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a0e52" style:text-blinking="false" fo:background-color="transparent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54466" style:text-blinking="false" fo:background-color="transparent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b4ed7" style:text-blinking="false" fo:background-color="transparent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54466" officeooo:paragraph-rsid="00554466" style:text-blinking="false" fo:background-color="transparent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54466" officeooo:paragraph-rsid="0058d186" style:text-blinking="false" fo:background-color="transparent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54466" officeooo:paragraph-rsid="00592eb0" style:text-blinking="false" fo:background-color="transparent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54466" officeooo:paragraph-rsid="005b4ed7" style:text-blinking="false" fo:background-color="transparent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8d186" officeooo:paragraph-rsid="0058d186" style:text-blinking="false" fo:background-color="transparent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92eb0" officeooo:paragraph-rsid="00592eb0" style:text-blinking="false" fo:background-color="transparent" style:font-weight-asian="normal" style:font-weight-complex="normal"/>
    </style:style>
    <style:style style:name="P1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c1587" officeooo:paragraph-rsid="005c1587" style:text-blinking="false" fo:background-color="transparent" style:font-weight-asian="normal" style:font-weight-complex="normal"/>
    </style:style>
    <style:style style:name="P13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c1587" officeooo:paragraph-rsid="005dbac0" style:text-blinking="false" fo:background-color="transparent" style:font-weight-asian="normal" style:font-weight-complex="normal"/>
    </style:style>
    <style:style style:name="P13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c1587" officeooo:paragraph-rsid="005ebf41" style:text-blinking="false" fo:background-color="transparent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dbac0" officeooo:paragraph-rsid="005dbac0" style:text-blinking="false" fo:background-color="transparent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dbac0" officeooo:paragraph-rsid="005ebf41" style:text-blinking="false" fo:background-color="transparent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f1d1" officeooo:paragraph-rsid="005dbac0" style:text-blinking="false" fo:background-color="transparent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f1d1" officeooo:paragraph-rsid="005ebf41" style:text-blinking="false" fo:background-color="transparent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1a33" officeooo:paragraph-rsid="005ebf41" style:text-blinking="false" fo:background-color="transparent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05eae" officeooo:paragraph-rsid="00605eae" style:text-blinking="false" fo:background-color="transparent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a27" officeooo:paragraph-rsid="003a198d" style:text-blinking="false" fo:background-color="transparent" style:font-weight-asian="bold" style:font-weight-complex="bold"/>
    </style:style>
    <style:style style:name="P14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a27" officeooo:paragraph-rsid="00375c3d" style:text-blinking="false" fo:background-color="transparent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a27" officeooo:paragraph-rsid="003a43a6" style:text-blinking="false" fo:background-color="transparent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a27" officeooo:paragraph-rsid="005dbac0" style:text-blinking="false" fo:background-color="transparent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a27" officeooo:paragraph-rsid="005ebf41" style:text-blinking="false" fo:background-color="transparent" style:font-weight-asian="bold" style:font-weight-complex="bold"/>
    </style:style>
    <style:style style:name="P14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a27" officeooo:paragraph-rsid="003af7d2" style:text-blinking="false" fo:background-color="transparent" style:font-weight-asian="bold" style:font-weight-complex="bold"/>
    </style:style>
    <style:style style:name="P14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a27" officeooo:paragraph-rsid="004c9873" style:text-blinking="false" fo:background-color="transparent" style:font-weight-asian="bold" style:font-weight-complex="bold"/>
    </style:style>
    <style:style style:name="P15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a27" officeooo:paragraph-rsid="00554466" style:text-blinking="false" fo:background-color="transparent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a198d" officeooo:paragraph-rsid="003a198d" style:text-blinking="false" fo:background-color="transparent" style:font-weight-asian="bold" style:font-weight-complex="bold"/>
    </style:style>
    <style:style style:name="P15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a198d" officeooo:paragraph-rsid="00393233" style:text-blinking="false" fo:background-color="transparent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a43a6" officeooo:paragraph-rsid="003a43a6" style:text-blinking="false" fo:background-color="transparent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af7d2" officeooo:paragraph-rsid="003af7d2" style:text-blinking="false" fo:background-color="transparent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af7d2" officeooo:paragraph-rsid="004c9873" style:text-blinking="false" fo:background-color="transparent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697a9" officeooo:paragraph-rsid="003af7d2" style:text-blinking="false" fo:background-color="transparent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697a9" officeooo:paragraph-rsid="004c9873" style:text-blinking="false" fo:background-color="transparent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697a9" officeooo:paragraph-rsid="00554466" style:text-blinking="false" fo:background-color="transparent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7488" officeooo:paragraph-rsid="003b7488" style:text-blinking="false" fo:background-color="transparent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7488" officeooo:paragraph-rsid="003e7842" style:text-blinking="false" fo:background-color="transparent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7488" officeooo:paragraph-rsid="003fdb88" style:text-blinking="false" fo:background-color="transparent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52ad" officeooo:paragraph-rsid="003e7842" style:text-blinking="false" fo:background-color="transparent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ce82e" officeooo:paragraph-rsid="003ce82e" style:text-blinking="false" fo:background-color="transparent" style:font-weight-asian="bold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d4fdf" officeooo:paragraph-rsid="003e7842" style:text-blinking="false" fo:background-color="transparent" style:font-weight-asian="bold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e7842" officeooo:paragraph-rsid="003e7842" style:text-blinking="false" fo:background-color="transparent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3fdb88" style:text-blinking="false" fo:background-color="transparent" style:font-weight-asian="bold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592eb0" style:text-blinking="false" fo:background-color="transparent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5a0e52" style:text-blinking="false" fo:background-color="transparent" style:font-weight-asian="bold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5b4ed7" style:text-blinking="false" fo:background-color="transparent" style:font-weight-asian="bold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5c1587" style:text-blinking="false" fo:background-color="transparent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5ebf41" style:text-blinking="false" fo:background-color="transparent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60ba54" style:text-blinking="false" fo:background-color="transparent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fdb88" officeooo:paragraph-rsid="0056d933" style:text-blinking="false" fo:background-color="transparent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554466" style:text-blinking="false" fo:background-color="transparent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58d186" style:text-blinking="false" fo:background-color="transparent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592eb0" style:text-blinking="false" fo:background-color="transparent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5b4ed7" style:text-blinking="false" fo:background-color="transparent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5c1587" style:text-blinking="false" fo:background-color="transparent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5dbac0" style:text-blinking="false" fo:background-color="transparent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5ebf41" style:text-blinking="false" fo:background-color="transparent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6d933" officeooo:paragraph-rsid="0056d933" style:text-blinking="false" fo:background-color="transparent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6d933" officeooo:paragraph-rsid="0058d186" style:text-blinking="false" fo:background-color="transparent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6d933" officeooo:paragraph-rsid="00592eb0" style:text-blinking="false" fo:background-color="transparent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6d933" officeooo:paragraph-rsid="005b4ed7" style:text-blinking="false" fo:background-color="transparent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a0e52" officeooo:paragraph-rsid="005a0e52" style:text-blinking="false" fo:background-color="transparent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a0e52" officeooo:paragraph-rsid="005b4ed7" style:text-blinking="false" fo:background-color="transparent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b4ed7" officeooo:paragraph-rsid="005b4ed7" style:text-blinking="false" fo:background-color="transparent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c1587" officeooo:paragraph-rsid="005c1587" style:text-blinking="false" fo:background-color="transparent" style:font-weight-asian="bold" style:font-weight-complex="bold"/>
    </style:style>
    <style:style style:name="P18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c1587" officeooo:paragraph-rsid="005c1587" style:text-blinking="false" fo:background-color="transparent" style:font-weight-asian="bold" style:font-weight-complex="bold"/>
    </style:style>
    <style:style style:name="P19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c1587" officeooo:paragraph-rsid="005dbac0" style:text-blinking="false" fo:background-color="transparent" style:font-weight-asian="bold" style:font-weight-complex="bold"/>
    </style:style>
    <style:style style:name="P19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c1587" officeooo:paragraph-rsid="005ebf41" style:text-blinking="false" fo:background-color="transparent" style:font-weight-asian="bold" style:font-weight-complex="bold"/>
    </style:style>
    <style:style style:name="P19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e35c" officeooo:paragraph-rsid="005c1587" style:text-blinking="false" fo:background-color="transparent" style:font-weight-asian="bold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dbac0" officeooo:paragraph-rsid="005dbac0" style:text-blinking="false" fo:background-color="transparent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dbac0" officeooo:paragraph-rsid="005ebf41" style:text-blinking="false" fo:background-color="transparent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dbac0" officeooo:paragraph-rsid="00650656" style:text-blinking="false" fo:background-color="transparent" style:font-weight-asian="bold" style:font-weight-complex="bold"/>
    </style:style>
    <style:style style:name="P19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dbac0" officeooo:paragraph-rsid="005dbac0" style:text-blinking="false" fo:background-color="transparent" style:font-weight-asian="bold" style:font-weight-complex="bold"/>
    </style:style>
    <style:style style:name="P19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dbac0" officeooo:paragraph-rsid="005ebf41" style:text-blinking="false" fo:background-color="transparent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ebf41" officeooo:paragraph-rsid="005ebf41" style:text-blinking="false" fo:background-color="transparent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ebf41" officeooo:paragraph-rsid="0060ba54" style:text-blinking="false" fo:background-color="transparent" style:font-weight-asian="bold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05eae" officeooo:paragraph-rsid="00605eae" style:text-blinking="false" fo:background-color="transparent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25427" officeooo:paragraph-rsid="00625427" style:text-blinking="false" fo:background-color="transparent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officeooo:paragraph-rsid="0058d186"/>
    </style:style>
    <style:style style:name="P203" style:family="paragraph" style:parent-style-name="Standard">
      <style:paragraph-properties fo:text-align="start" style:justify-single-word="false"/>
      <style:text-properties officeooo:paragraph-rsid="00592eb0"/>
    </style:style>
    <style:style style:name="P204" style:family="paragraph" style:parent-style-name="Standard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43a6" officeooo:paragraph-rsid="003a43a6" style:text-blinking="false" fo:background-color="transparent" style:font-weight-asian="normal" style:font-weight-complex="normal"/>
    </style:style>
    <style:style style:name="P205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weight="bold" officeooo:rsid="001952ad" officeooo:paragraph-rsid="0036c6e8" style:font-weight-asian="bold" style:font-weight-complex="bold"/>
    </style:style>
    <style:style style:name="P206" style:family="paragraph" style:parent-style-name="Text_20_body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weight="bold" officeooo:rsid="001952ad" officeooo:paragraph-rsid="0036c6e8" style:font-weight-asian="bold" style:font-weight-complex="bold"/>
    </style:style>
    <style:style style:name="P207" style:family="paragraph" style:parent-style-name="Text_20_body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52ad" officeooo:paragraph-rsid="00375c3d" style:text-blinking="false" fo:background-color="transparent" style:font-weight-asian="bold" style:font-weight-complex="bold"/>
    </style:style>
    <style:style style:name="P208" style:family="paragraph" style:parent-style-name="Text_20_body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52ad" officeooo:paragraph-rsid="003b7488" style:text-blinking="false" fo:background-color="transparent" style:font-weight-asian="bold" style:font-weight-complex="bold"/>
    </style:style>
    <style:style style:name="P209" style:family="paragraph" style:parent-style-name="Standard" style:list-style-name="L2">
      <style:text-properties fo:font-weight="normal" officeooo:rsid="001bf1bb" officeooo:paragraph-rsid="002d8f3d" style:font-weight-asian="normal" style:font-weight-complex="normal"/>
    </style:style>
    <style:style style:name="P210" style:family="paragraph" style:parent-style-name="Standard" style:list-style-name="L2">
      <style:text-properties fo:font-weight="normal" officeooo:rsid="0052ad29" officeooo:paragraph-rsid="0052ad29" style:font-weight-asian="normal" style:font-weight-complex="normal"/>
    </style:style>
    <style:style style:name="P211" style:family="paragraph" style:parent-style-name="Standard" style:list-style-name="L5">
      <style:text-properties fo:font-weight="normal" officeooo:rsid="00284a27" officeooo:paragraph-rsid="00284a27" style:font-weight-asian="normal" style:font-weight-complex="normal"/>
    </style:style>
    <style:style style:name="P212" style:family="paragraph" style:parent-style-name="Standard" style:list-style-name="L5">
      <style:text-properties officeooo:paragraph-rsid="00284a27"/>
    </style:style>
    <style:style style:name="P213" style:family="paragraph" style:parent-style-name="Standard" style:list-style-name="L5">
      <style:text-properties officeooo:paragraph-rsid="002a44a6"/>
    </style:style>
    <style:style style:name="P214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43a6" officeooo:paragraph-rsid="003a43a6" style:text-blinking="false" fo:background-color="transparent" style:font-weight-asian="normal" style:font-weight-complex="normal"/>
    </style:style>
    <style:style style:name="P215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43a6" officeooo:paragraph-rsid="0056d933" style:text-blinking="false" fo:background-color="transparent" style:font-weight-asian="normal" style:font-weight-complex="normal"/>
    </style:style>
    <style:style style:name="P216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43a6" officeooo:paragraph-rsid="005b4ed7" style:text-blinking="false" fo:background-color="transparent" style:font-weight-asian="normal" style:font-weight-complex="normal"/>
    </style:style>
    <style:style style:name="P217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a96a" officeooo:paragraph-rsid="003a43a6" style:text-blinking="false" fo:background-color="transparent" style:font-weight-asian="normal" style:font-weight-complex="normal"/>
    </style:style>
    <style:style style:name="P218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f7d2" officeooo:paragraph-rsid="003af7d2" style:text-blinking="false" fo:background-color="transparent" style:font-weight-asian="normal" style:font-weight-complex="normal"/>
    </style:style>
    <style:style style:name="P21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f7d2" officeooo:paragraph-rsid="003ce82e" style:text-blinking="false" fo:background-color="transparent" style:font-weight-asian="normal" style:font-weight-complex="normal"/>
    </style:style>
    <style:style style:name="P220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f7d2" officeooo:paragraph-rsid="003fdb88" style:text-blinking="false" fo:background-color="transparent" style:font-weight-asian="normal" style:font-weight-complex="normal"/>
    </style:style>
    <style:style style:name="P22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82e" officeooo:paragraph-rsid="003ce82e" style:text-blinking="false" fo:background-color="transparent" style:font-weight-asian="normal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82e" officeooo:paragraph-rsid="003fdb88" style:text-blinking="false" fo:background-color="transparent" style:font-weight-asian="normal" style:font-weight-complex="normal"/>
    </style:style>
    <style:style style:name="P223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6d933" style:text-blinking="false" fo:background-color="transparent" style:font-weight-asian="normal" style:font-weight-complex="normal"/>
    </style:style>
    <style:style style:name="P224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c1587" style:text-blinking="false" fo:background-color="transparent" style:font-weight-asian="normal" style:font-weight-complex="normal"/>
    </style:style>
    <style:style style:name="P225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b4ed7" style:text-blinking="false" fo:background-color="transparent" style:font-weight-asian="normal" style:font-weight-complex="normal"/>
    </style:style>
    <style:style style:name="P226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officeooo:paragraph-rsid="005c1587" style:text-blinking="false" fo:background-color="transparent" style:font-weight-asian="normal" style:font-weight-complex="normal"/>
    </style:style>
    <style:style style:name="P227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db88" officeooo:paragraph-rsid="0058d186" style:text-blinking="false" fo:background-color="transparent" style:font-weight-asian="normal" style:font-weight-complex="normal"/>
    </style:style>
    <style:style style:name="P228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8d186" officeooo:paragraph-rsid="005c1587" style:text-blinking="false" fo:background-color="transparent" style:font-weight-asian="normal" style:font-weight-complex="normal"/>
    </style:style>
    <style:style style:name="P229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dbac0" officeooo:paragraph-rsid="005dbac0" style:text-blinking="false" fo:background-color="transparent" style:font-weight-asian="normal" style:font-weight-complex="normal"/>
    </style:style>
    <style:style style:name="P230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ebf41" officeooo:paragraph-rsid="005ebf41" style:text-blinking="false" fo:background-color="transparent" style:font-weight-asian="normal" style:font-weight-complex="normal"/>
    </style:style>
    <style:style style:name="P231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05eae" officeooo:paragraph-rsid="00605eae" style:text-blinking="false" fo:background-color="transparent" style:font-weight-asian="normal" style:font-weight-complex="normal"/>
    </style:style>
    <style:style style:name="P232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6d933" officeooo:paragraph-rsid="005c1587" style:text-blinking="false" fo:background-color="transparent" style:font-weight-asian="bold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54466" officeooo:paragraph-rsid="0066461e" style:text-blinking="false" fo:background-color="transparent" style:font-weight-asian="bold" style:font-weight-complex="bold"/>
    </style:style>
    <style:style style:name="P2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5dbac0" officeooo:paragraph-rsid="0066461e" style:text-blinking="false" fo:background-color="transparent" style:font-weight-asian="bold" style:font-weight-complex="bold"/>
    </style:style>
    <style:style style:name="P235" style:family="paragraph" style:parent-style-name="Standard" style:list-style-name="L11">
      <style:paragraph-properties fo:text-align="start" style:justify-single-word="false"/>
      <style:text-properties officeooo:paragraph-rsid="005c1587"/>
    </style:style>
    <style:style style:name="P236" style:family="paragraph" style:parent-style-name="Standard">
      <style:text-properties fo:font-weight="bold" officeooo:rsid="004c9873" officeooo:paragraph-rsid="0066461e" style:font-weight-asian="bold" style:font-weight-complex="bold"/>
    </style:style>
    <style:style style:name="P237" style:family="paragraph" style:parent-style-name="Text_20_body" style:list-style-name="L1">
      <style:text-properties fo:font-weight="normal" officeooo:rsid="00174198" officeooo:paragraph-rsid="00174198" style:font-weight-asian="normal" style:font-weight-complex="normal"/>
    </style:style>
    <style:style style:name="P238" style:family="paragraph" style:parent-style-name="Text_20_body" style:list-style-name="L2">
      <style:text-properties fo:font-weight="normal" officeooo:rsid="00174198" officeooo:paragraph-rsid="00512cec" style:font-weight-asian="normal" style:font-weight-complex="normal"/>
    </style:style>
    <style:style style:name="P239" style:family="paragraph" style:parent-style-name="Text_20_body" style:list-style-name="L3">
      <style:text-properties fo:font-weight="normal" officeooo:rsid="00174198" officeooo:paragraph-rsid="001f0ddf" style:font-weight-asian="normal" style:font-weight-complex="normal"/>
    </style:style>
    <style:style style:name="P240" style:family="paragraph" style:parent-style-name="Text_20_body" style:list-style-name="L4">
      <style:text-properties fo:font-weight="normal" officeooo:rsid="00174198" officeooo:paragraph-rsid="0025628c" style:font-weight-asian="normal" style:font-weight-complex="normal"/>
    </style:style>
    <style:style style:name="P241" style:family="paragraph" style:parent-style-name="Text_20_body" style:list-style-name="L4">
      <style:text-properties fo:font-weight="normal" officeooo:rsid="00174198" officeooo:paragraph-rsid="00274fd3" style:font-weight-asian="normal" style:font-weight-complex="normal"/>
    </style:style>
    <style:style style:name="P242" style:family="paragraph" style:parent-style-name="Text_20_body" style:list-style-name="L1">
      <style:text-properties fo:font-weight="normal" officeooo:rsid="0017a96a" officeooo:paragraph-rsid="0017c033" style:font-weight-asian="normal" style:font-weight-complex="normal"/>
    </style:style>
    <style:style style:name="P243" style:family="paragraph" style:parent-style-name="Text_20_body" style:list-style-name="L2">
      <style:text-properties fo:font-weight="normal" officeooo:rsid="0017a96a" officeooo:paragraph-rsid="00512cec" style:font-weight-asian="normal" style:font-weight-complex="normal"/>
    </style:style>
    <style:style style:name="P244" style:family="paragraph" style:parent-style-name="Text_20_body" style:list-style-name="L3">
      <style:text-properties fo:font-weight="normal" officeooo:rsid="0017a96a" officeooo:paragraph-rsid="001f0ddf" style:font-weight-asian="normal" style:font-weight-complex="normal"/>
    </style:style>
    <style:style style:name="P245" style:family="paragraph" style:parent-style-name="Text_20_body" style:list-style-name="L4">
      <style:text-properties fo:font-weight="normal" officeooo:rsid="0017a96a" officeooo:paragraph-rsid="0025628c" style:font-weight-asian="normal" style:font-weight-complex="normal"/>
    </style:style>
    <style:style style:name="P246" style:family="paragraph" style:parent-style-name="Text_20_body" style:list-style-name="L1">
      <style:text-properties fo:font-weight="normal" officeooo:rsid="0017c033" officeooo:paragraph-rsid="0017c033" style:font-weight-asian="normal" style:font-weight-complex="normal"/>
    </style:style>
    <style:style style:name="P247" style:family="paragraph" style:parent-style-name="Text_20_body" style:list-style-name="L2">
      <style:text-properties fo:font-weight="normal" officeooo:rsid="0017c033" officeooo:paragraph-rsid="00512cec" style:font-weight-asian="normal" style:font-weight-complex="normal"/>
    </style:style>
    <style:style style:name="P248" style:family="paragraph" style:parent-style-name="Text_20_body" style:list-style-name="L3">
      <style:text-properties fo:font-weight="normal" officeooo:rsid="0017c033" officeooo:paragraph-rsid="001f0ddf" style:font-weight-asian="normal" style:font-weight-complex="normal"/>
    </style:style>
    <style:style style:name="P249" style:family="paragraph" style:parent-style-name="Text_20_body" style:list-style-name="L4">
      <style:text-properties fo:font-weight="normal" officeooo:rsid="0017c033" officeooo:paragraph-rsid="0025628c" style:font-weight-asian="normal" style:font-weight-complex="normal"/>
    </style:style>
    <style:style style:name="P250" style:family="paragraph" style:parent-style-name="Text_20_body" style:list-style-name="L4">
      <style:text-properties fo:font-weight="normal" officeooo:rsid="0017c033" officeooo:paragraph-rsid="00274fd3" style:font-weight-asian="normal" style:font-weight-complex="normal"/>
    </style:style>
    <style:style style:name="P251" style:family="paragraph" style:parent-style-name="Text_20_body" style:list-style-name="L5">
      <style:text-properties fo:font-weight="normal" officeooo:rsid="0017c033" officeooo:paragraph-rsid="00375c3d" style:font-weight-asian="normal" style:font-weight-complex="normal"/>
    </style:style>
    <style:style style:name="P252" style:family="paragraph" style:parent-style-name="Text_20_body" style:list-style-name="L5">
      <style:text-properties fo:font-weight="normal" officeooo:rsid="0017c033" officeooo:paragraph-rsid="002a44a6" style:font-weight-asian="normal" style:font-weight-complex="normal"/>
    </style:style>
    <style:style style:name="P253" style:family="paragraph" style:parent-style-name="Text_20_body" style:list-style-name="L1">
      <style:text-properties fo:font-weight="normal" officeooo:rsid="001952ad" officeooo:paragraph-rsid="001952ad" style:font-weight-asian="normal" style:font-weight-complex="normal"/>
    </style:style>
    <style:style style:name="P254" style:family="paragraph" style:parent-style-name="Text_20_body" style:list-style-name="L2">
      <style:text-properties fo:font-weight="normal" officeooo:rsid="001952ad" officeooo:paragraph-rsid="00512cec" style:font-weight-asian="normal" style:font-weight-complex="normal"/>
    </style:style>
    <style:style style:name="P255" style:family="paragraph" style:parent-style-name="Text_20_body" style:list-style-name="L3">
      <style:text-properties fo:font-weight="normal" officeooo:rsid="001952ad" officeooo:paragraph-rsid="001f0ddf" style:font-weight-asian="normal" style:font-weight-complex="normal"/>
    </style:style>
    <style:style style:name="P256" style:family="paragraph" style:parent-style-name="Text_20_body" style:list-style-name="L4">
      <style:text-properties fo:font-weight="normal" officeooo:rsid="001952ad" officeooo:paragraph-rsid="0025628c" style:font-weight-asian="normal" style:font-weight-complex="normal"/>
    </style:style>
    <style:style style:name="P257" style:family="paragraph" style:parent-style-name="Text_20_body" style:list-style-name="L4">
      <style:text-properties fo:font-weight="normal" officeooo:rsid="001952ad" officeooo:paragraph-rsid="00274fd3" style:font-weight-asian="normal" style:font-weight-complex="normal"/>
    </style:style>
    <style:style style:name="P258" style:family="paragraph" style:parent-style-name="Text_20_body" style:list-style-name="L5">
      <style:text-properties fo:font-weight="normal" officeooo:rsid="002a1032" officeooo:paragraph-rsid="002a1032" style:font-weight-asian="normal" style:font-weight-complex="normal"/>
    </style:style>
    <style:style style:name="P259" style:family="paragraph" style:parent-style-name="Text_20_body" style:list-style-name="L5">
      <style:text-properties fo:font-weight="normal" officeooo:rsid="002a1032" officeooo:paragraph-rsid="002a44a6" style:font-weight-asian="normal" style:font-weight-complex="normal"/>
    </style:style>
    <style:style style:name="P260" style:family="paragraph" style:parent-style-name="Text_20_body" style:list-style-name="L4">
      <style:paragraph-properties fo:text-align="start" style:justify-single-word="false"/>
      <style:text-properties officeooo:paragraph-rsid="00274fd3"/>
    </style:style>
    <style:style style:name="P261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1032" officeooo:paragraph-rsid="00375c3d" style:text-blinking="false" fo:background-color="transparent" style:font-weight-asian="normal" style:font-weight-complex="normal"/>
    </style:style>
    <style:style style:name="P262" style:family="paragraph" style:parent-style-name="Preformatted_20_Text" style:list-style-name="L8">
      <style:paragraph-properties fo:text-align="start" style:justify-single-word="false"/>
      <style:text-properties fo:font-variant="normal" fo:text-transform="none" fo:color="#202124" style:text-line-through-style="none" style:text-line-through-type="none" style:font-name="inherit" fo:font-size="11pt" fo:letter-spacing="normal" fo:language="en" fo:country="US" fo:font-style="normal" style:text-underline-style="none" fo:font-weight="normal" officeooo:rsid="003ce82e" officeooo:paragraph-rsid="004c9873" style:text-blinking="false" fo:background-color="transparent" style:font-size-asian="11pt" style:font-weight-asian="normal" style:font-size-complex="11pt" style:font-weight-complex="normal"/>
    </style:style>
    <style:style style:name="P263" style:family="paragraph" style:parent-style-name="Preformatted_20_Text" style:list-style-name="L9">
      <style:paragraph-properties fo:text-align="start" style:justify-single-word="false"/>
      <style:text-properties fo:font-variant="normal" fo:text-transform="none" fo:color="#202124" style:text-line-through-style="none" style:text-line-through-type="none" style:font-name="inherit" fo:font-size="11pt" fo:letter-spacing="normal" fo:language="en" fo:country="US" fo:font-style="normal" style:text-underline-style="none" fo:font-weight="normal" officeooo:rsid="003ce82e" officeooo:paragraph-rsid="003fdb88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198" style:font-weight-asian="normal" style:font-weight-complex="normal"/>
    </style:style>
    <style:style style:name="T4" style:family="text">
      <style:text-properties fo:font-weight="normal" officeooo:rsid="001952ad" style:font-weight-asian="normal" style:font-weight-complex="normal"/>
    </style:style>
    <style:style style:name="T5" style:family="text">
      <style:text-properties fo:font-weight="normal" officeooo:rsid="001de0fc" style:font-weight-asian="normal" style:font-weight-complex="normal"/>
    </style:style>
    <style:style style:name="T6" style:family="text">
      <style:text-properties fo:font-weight="normal" officeooo:rsid="00266122" style:font-weight-asian="normal" style:font-weight-complex="normal"/>
    </style:style>
    <style:style style:name="T7" style:family="text">
      <style:text-properties fo:font-weight="normal" officeooo:rsid="001f0ddf" style:font-weight-asian="normal" style:font-weight-complex="normal"/>
    </style:style>
    <style:style style:name="T8" style:family="text">
      <style:text-properties fo:font-weight="normal" officeooo:rsid="0023bb3b" style:font-weight-asian="normal" style:font-weight-complex="normal"/>
    </style:style>
    <style:style style:name="T9" style:family="text">
      <style:text-properties fo:font-weight="normal" officeooo:rsid="00274fd3" style:font-weight-asian="normal" style:font-weight-complex="normal"/>
    </style:style>
    <style:style style:name="T10" style:family="text">
      <style:text-properties fo:font-weight="normal" officeooo:rsid="0017a96a" style:font-weight-asian="normal" style:font-weight-complex="normal"/>
    </style:style>
    <style:style style:name="T11" style:family="text">
      <style:text-properties fo:font-weight="normal" officeooo:rsid="00284a27" style:font-weight-asian="normal" style:font-weight-complex="normal"/>
    </style:style>
    <style:style style:name="T12" style:family="text">
      <style:text-properties fo:font-weight="normal" officeooo:rsid="002a44a6" style:font-weight-asian="normal" style:font-weight-complex="normal"/>
    </style:style>
    <style:style style:name="T13" style:family="text">
      <style:text-properties fo:font-weight="normal" officeooo:rsid="002c7847" style:font-weight-asian="normal" style:font-weight-complex="normal"/>
    </style:style>
    <style:style style:name="T14" style:family="text">
      <style:text-properties fo:font-weight="normal" officeooo:rsid="002d8f3d" style:font-weight-asian="normal" style:font-weight-complex="normal"/>
    </style:style>
    <style:style style:name="T15" style:family="text">
      <style:text-properties fo:font-weight="normal" officeooo:rsid="002f5b6c" style:font-weight-asian="normal" style:font-weight-complex="normal"/>
    </style:style>
    <style:style style:name="T16" style:family="text">
      <style:text-properties fo:font-weight="normal" officeooo:rsid="003188b8" style:font-weight-asian="normal" style:font-weight-complex="normal"/>
    </style:style>
    <style:style style:name="T17" style:family="text">
      <style:text-properties fo:font-weight="normal" officeooo:rsid="00393233" style:font-weight-asian="normal" style:font-weight-complex="normal"/>
    </style:style>
    <style:style style:name="T18" style:family="text">
      <style:text-properties fo:font-weight="normal" officeooo:rsid="003a43a6" style:font-weight-asian="normal" style:font-weight-complex="normal"/>
    </style:style>
    <style:style style:name="T19" style:family="text">
      <style:text-properties fo:font-weight="normal" officeooo:rsid="003af7d2" style:font-weight-asian="normal" style:font-weight-complex="normal"/>
    </style:style>
    <style:style style:name="T20" style:family="text">
      <style:text-properties fo:font-weight="normal" officeooo:rsid="003ce82e" style:font-weight-asian="normal" style:font-weight-complex="normal"/>
    </style:style>
    <style:style style:name="T21" style:family="text">
      <style:text-properties fo:font-weight="normal" officeooo:rsid="00446063" style:font-weight-asian="normal" style:font-weight-complex="normal"/>
    </style:style>
    <style:style style:name="T22" style:family="text">
      <style:text-properties fo:font-weight="normal" officeooo:rsid="003e7842" style:font-weight-asian="normal" style:font-weight-complex="normal"/>
    </style:style>
    <style:style style:name="T23" style:family="text">
      <style:text-properties fo:font-weight="normal" officeooo:rsid="00283fd4" style:font-weight-asian="normal" style:font-weight-complex="normal"/>
    </style:style>
    <style:style style:name="T24" style:family="text">
      <style:text-properties fo:font-weight="normal" officeooo:rsid="0042ca63" style:font-weight-asian="normal" style:font-weight-complex="normal"/>
    </style:style>
    <style:style style:name="T25" style:family="text">
      <style:text-properties fo:font-weight="normal" officeooo:rsid="0043e39f" style:font-weight-asian="normal" style:font-weight-complex="normal"/>
    </style:style>
    <style:style style:name="T26" style:family="text">
      <style:text-properties fo:font-weight="normal" officeooo:rsid="00463eef" style:font-weight-asian="normal" style:font-weight-complex="normal"/>
    </style:style>
    <style:style style:name="T27" style:family="text">
      <style:text-properties fo:font-weight="normal" officeooo:rsid="004130ad" style:font-weight-asian="normal" style:font-weight-complex="normal"/>
    </style:style>
    <style:style style:name="T28" style:family="text">
      <style:text-properties fo:font-weight="normal" officeooo:rsid="0036c6e8" style:font-weight-asian="normal" style:font-weight-complex="normal"/>
    </style:style>
    <style:style style:name="T29" style:family="text">
      <style:text-properties fo:font-weight="normal" officeooo:rsid="004b8b87" style:font-weight-asian="normal" style:font-weight-complex="normal"/>
    </style:style>
    <style:style style:name="T30" style:family="text">
      <style:text-properties fo:font-weight="normal" officeooo:rsid="004c9873" style:font-weight-asian="normal" style:font-weight-complex="normal"/>
    </style:style>
    <style:style style:name="T31" style:family="text">
      <style:text-properties fo:font-weight="normal" officeooo:rsid="004d7866" style:font-weight-asian="normal" style:font-weight-complex="normal"/>
    </style:style>
    <style:style style:name="T32" style:family="text">
      <style:text-properties fo:font-weight="normal" officeooo:rsid="0052ad29" style:font-weight-asian="normal" style:font-weight-complex="normal"/>
    </style:style>
    <style:style style:name="T33" style:family="text">
      <style:text-properties fo:font-weight="normal" officeooo:rsid="0056d933" style:font-weight-asian="normal" style:font-weight-complex="normal"/>
    </style:style>
    <style:style style:name="T34" style:family="text">
      <style:text-properties fo:font-weight="normal" officeooo:rsid="0058d186" style:font-weight-asian="normal" style:font-weight-complex="normal"/>
    </style:style>
    <style:style style:name="T35" style:family="text">
      <style:text-properties fo:font-weight="normal" officeooo:rsid="00592eb0" style:font-weight-asian="normal" style:font-weight-complex="normal"/>
    </style:style>
    <style:style style:name="T36" style:family="text">
      <style:text-properties fo:font-weight="normal" officeooo:rsid="005b4ed7" style:font-weight-asian="normal" style:font-weight-complex="normal"/>
    </style:style>
    <style:style style:name="T37" style:family="text">
      <style:text-properties fo:font-weight="normal" officeooo:rsid="003fdb88" style:font-weight-asian="normal" style:font-weight-complex="normal"/>
    </style:style>
    <style:style style:name="T38" style:family="text">
      <style:text-properties fo:font-weight="normal" officeooo:rsid="00118552" style:font-weight-asian="normal" style:font-weight-complex="normal"/>
    </style:style>
    <style:style style:name="T39" style:family="text">
      <style:text-properties fo:font-weight="normal" officeooo:rsid="0012f1d1" style:font-weight-asian="normal" style:font-weight-complex="normal"/>
    </style:style>
    <style:style style:name="T40" style:family="text">
      <style:text-properties fo:font-weight="normal" officeooo:rsid="00173f93" style:font-weight-asian="normal" style:font-weight-complex="normal"/>
    </style:style>
    <style:style style:name="T41" style:family="text">
      <style:text-properties fo:font-weight="normal" officeooo:rsid="00181a33" style:font-weight-asian="normal" style:font-weight-complex="normal"/>
    </style:style>
    <style:style style:name="T42" style:family="text">
      <style:text-properties fo:font-weight="normal" officeooo:rsid="005ebf41" style:font-weight-asian="normal" style:font-weight-complex="normal"/>
    </style:style>
    <style:style style:name="T43" style:family="text">
      <style:text-properties fo:font-weight="normal" officeooo:rsid="00650656" style:font-weight-asian="normal" style:font-weight-complex="normal"/>
    </style:style>
    <style:style style:name="T44" style:family="text">
      <style:text-properties fo:font-weight="normal" officeooo:rsid="002b3527"/>
    </style:style>
    <style:style style:name="T45" style:family="text">
      <style:text-properties fo:font-weight="normal" officeooo:rsid="002d8f3d"/>
    </style:style>
    <style:style style:name="T46" style:family="text">
      <style:text-properties fo:font-weight="normal" officeooo:rsid="001697a9" style:font-weight-asian="bold" style:font-weight-complex="bold"/>
    </style:style>
    <style:style style:name="T47" style:family="text">
      <style:text-properties fo:font-weight="normal" officeooo:rsid="001697a9"/>
    </style:style>
    <style:style style:name="T48" style:family="text">
      <style:text-properties fo:font-weight="normal" officeooo:rsid="001de0fc"/>
    </style:style>
    <style:style style:name="T49" style:family="text">
      <style:text-properties fo:font-weight="normal" officeooo:rsid="00375c3d"/>
    </style:style>
    <style:style style:name="T50" style:family="text">
      <style:text-properties fo:font-weight="normal" officeooo:rsid="0036c6e8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174198"/>
    </style:style>
    <style:style style:name="T53" style:family="text">
      <style:text-properties officeooo:rsid="0017a96a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7a96a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a1032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a44a6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f5b6c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f94b9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75c3d" style:text-blinking="false" fo:background-color="transparent" loext:char-shading-value="0" style:font-weight-asian="bold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488d9" style:text-blinking="false" fo:background-color="transparent" loext:char-shading-value="0" style:font-weight-asian="bold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93233" style:text-blinking="false" fo:background-color="transparent" loext:char-shading-value="0" style:font-weight-asian="bold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a198d" style:text-blinking="false" fo:background-color="transparent" loext:char-shading-value="0" style:font-weight-asian="bold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697a9" style:text-blinking="false" fo:background-color="transparent" loext:char-shading-value="0" style:font-weight-asian="bold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b3527" style:text-blinking="false" fo:background-color="transparent" loext:char-shading-value="0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52ad29" style:text-blinking="false" fo:background-color="transparent" loext:char-shading-value="0" style:font-weight-asian="bold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952ad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75c3d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a43a6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4b8b87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9e35c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5dbac0" style:text-blinking="false" fo:background-color="transparent" loext:char-shading-value="0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66461e" style:text-blinking="false" fo:background-color="transparent" loext:char-shading-value="0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a27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a96a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44a6" style:text-blinking="false" fo:background-color="transparent" loext:char-shading-value="0" style:font-weight-asian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ee7f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52ad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43a6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b8b87" style:text-blinking="false" fo:background-color="transparent" loext:char-shading-value="0" style:font-weight-asian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2ad29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8d186" style:text-blinking="false" fo:background-color="transparent" loext:char-shading-value="0" style:font-weight-asian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d933" style:text-blinking="false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c6e8" style:text-blinking="false" fo:background-color="transparent" loext:char-shading-value="0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5c3d" style:text-blinking="false" fo:background-color="transparent" loext:char-shading-value="0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7a9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7a9" style:text-blinking="false" fo:background-color="transparent" loext:char-shading-value="0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0fc" style:text-blinking="false" fo:background-color="transparent" loext:char-shading-value="0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3527" style:text-blinking="false" fo:background-color="transparent" loext:char-shading-value="0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8f3d" style:text-blinking="false" fo:background-color="transparent" loext:char-shading-value="0"/>
    </style:style>
    <style:style style:name="T93" style:family="text">
      <style:text-properties officeooo:rsid="0017c033"/>
    </style:style>
    <style:style style:name="T94" style:family="text">
      <style:text-properties officeooo:rsid="001952ad"/>
    </style:style>
    <style:style style:name="T95" style:family="text">
      <style:text-properties officeooo:rsid="001de0fc"/>
    </style:style>
    <style:style style:name="T96" style:family="text">
      <style:text-properties officeooo:rsid="001f0ddf"/>
    </style:style>
    <style:style style:name="T97" style:family="text">
      <style:text-properties officeooo:rsid="00274fd3"/>
    </style:style>
    <style:style style:name="T98" style:family="text">
      <style:text-properties officeooo:rsid="002a44a6"/>
    </style:style>
    <style:style style:name="T99" style:family="text">
      <style:text-properties officeooo:rsid="002b3527"/>
    </style:style>
    <style:style style:name="T100" style:family="text">
      <style:text-properties officeooo:rsid="001697a9" style:font-weight-asian="bold" style:font-weight-complex="bold"/>
    </style:style>
    <style:style style:name="T101" style:family="text">
      <style:text-properties officeooo:rsid="00284a27" style:font-weight-asian="bold" style:font-weight-complex="bold"/>
    </style:style>
    <style:style style:name="T102" style:family="text">
      <style:text-properties officeooo:rsid="0036c6e8" style:font-weight-asian="bold" style:font-weight-complex="bold"/>
    </style:style>
    <style:style style:name="T103" style:family="text">
      <style:text-properties officeooo:rsid="003488d9" style:font-weight-asian="bold" style:font-weight-complex="bold"/>
    </style:style>
    <style:style style:name="T104" style:family="text">
      <style:text-properties officeooo:rsid="002b3527" style:font-weight-asian="bold" style:font-weight-complex="bold"/>
    </style:style>
    <style:style style:name="T105" style:family="text">
      <style:text-properties officeooo:rsid="002c7847"/>
    </style:style>
    <style:style style:name="T106" style:family="text">
      <style:text-properties officeooo:rsid="002d8f3d"/>
    </style:style>
    <style:style style:name="T107" style:family="text">
      <style:text-properties officeooo:rsid="003188b8"/>
    </style:style>
    <style:style style:name="T108" style:family="text">
      <style:text-properties officeooo:rsid="00337617"/>
    </style:style>
    <style:style style:name="T109" style:family="text">
      <style:text-properties officeooo:rsid="0036c6e8"/>
    </style:style>
    <style:style style:name="T110" style:family="text">
      <style:text-properties officeooo:rsid="00375912"/>
    </style:style>
    <style:style style:name="T111" style:family="text">
      <style:text-properties officeooo:rsid="00284a27"/>
    </style:style>
    <style:style style:name="T112" style:family="text">
      <style:text-properties officeooo:rsid="000e0976"/>
    </style:style>
    <style:style style:name="T113" style:family="text">
      <style:text-properties officeooo:rsid="003d4fdf"/>
    </style:style>
    <style:style style:name="T114" style:family="text">
      <style:text-properties officeooo:rsid="0043e39f"/>
    </style:style>
    <style:style style:name="T115" style:family="text">
      <style:text-properties officeooo:rsid="00463eef"/>
    </style:style>
    <style:style style:name="T116" style:family="text">
      <style:text-properties officeooo:rsid="004b8b87"/>
    </style:style>
    <style:style style:name="T117" style:family="text">
      <style:text-properties officeooo:rsid="004c9873"/>
    </style:style>
    <style:style style:name="T118" style:family="text">
      <style:text-properties officeooo:rsid="0039e35c"/>
    </style:style>
    <style:style style:name="T119" style:family="text">
      <style:text-properties officeooo:rsid="0056d933"/>
    </style:style>
    <style:style style:name="T120" style:family="text">
      <style:text-properties officeooo:rsid="0058d186"/>
    </style:style>
    <style:style style:name="T121" style:family="text">
      <style:text-properties officeooo:rsid="00592eb0"/>
    </style:style>
    <style:style style:name="T122" style:family="text">
      <style:text-properties officeooo:rsid="005a0e52"/>
    </style:style>
    <style:style style:name="T123" style:family="text">
      <style:text-properties officeooo:rsid="003fdb88"/>
    </style:style>
    <style:style style:name="T124" style:family="text">
      <style:text-properties officeooo:rsid="005c1587"/>
    </style:style>
    <style:style style:name="T125" style:family="text">
      <style:text-properties officeooo:rsid="005dbac0"/>
    </style:style>
    <style:style style:name="T126" style:family="text">
      <style:text-properties officeooo:rsid="003ad567"/>
    </style:style>
    <style:style style:name="T127" style:family="text">
      <style:text-properties officeooo:rsid="004902dc"/>
    </style:style>
    <style:style style:name="T128" style:family="text">
      <style:text-properties officeooo:rsid="005ebf41"/>
    </style:style>
    <style:style style:name="T129" style:family="text">
      <style:text-properties officeooo:rsid="00650656"/>
    </style:style>
    <style:style style:name="T130" style:family="text">
      <style:text-properties officeooo:rsid="006646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0">ID: </text:span><text:span text:style-name="T2">registration-possitive_</text:span><text:span text:style-name="T32">1</text:span></text:p>
      <text:p text:style-name="P56"/>
      <text:p text:style-name="P12"/>
      <text:p text:style-name="P71"><text:span text:style-name="T100">Check list: </text:span><text:span text:style-name="T103">Registration page </text:span><text:span text:style-name="T79"><text:s/></text:span><text:span text:style-name="T83">2.1</text:span></text:p>
      <text:p text:style-name="P77"/>
      <text:p text:style-name="P10">need automated: <text:span text:style-name="T105">yes</text:span></text:p>
      <text:p text:style-name="P10"/>
      <text:p text:style-name="P10">automated:<text:span text:style-name="T95">no</text:span></text:p>
      <text:p text:style-name="P53"/>
      <text:p text:style-name="P53">P<text:span text:style-name="T109">riority: </text:span><text:span text:style-name="T28">medium</text:span></text:p>
      <text:p text:style-name="P10"/>
      <text:p text:style-name="P10">data: <text:span text:style-name="T2">10.11.22</text:span></text:p>
      <text:p text:style-name="P77"/>
      <text:p text:style-name="P10">rep<text:span text:style-name="T99">o</text:span>ter: <text:span text:style-name="T2">Vanya</text:span></text:p>
      <text:p text:style-name="P77"/>
      <text:p text:style-name="P60">T<text:span text:style-name="T116">y</text:span>pe:<text:span text:style-name="T2"> usability testing</text:span></text:p>
      <text:p text:style-name="P77"/>
      <text:p text:style-name="P10">env<text:span text:style-name="T99">i</text:span>r<text:span text:style-name="T99">on</text:span>ment:<text:span text:style-name="T2">IOS 15.7 ,</text:span><text:span text:style-name="T5">android 12</text:span></text:p>
      <text:p text:style-name="P77"/>
      <text:p text:style-name="P77"/>
      <text:p text:style-name="P77"/>
      <text:p text:style-name="P77"/>
      <text:p text:style-name="Text_20_body"><text:span text:style-name="T51">Title: </text:span><text:span text:style-name="T27">Check login functionality with</text:span><text:span text:style-name="T2"> correct data</text:span></text:p>
      <text:p text:style-name="P1">Steps:</text:p>
      <text:list xml:id="list2980922962" text:style-name="L1">
        <text:list-item>
          <text:p text:style-name="P237">Open &lt;Глаз&gt; <text:span text:style-name="T107">on </text:span>iOS </text:p>
        </text:list-item>
        <text:list-item>
          <text:p text:style-name="P242"><text:s/>click <text:span text:style-name="T105">on the &lt; </text:span>Регистрация<text:span text:style-name="T93">&gt; button</text:span></text:p>
        </text:list-item>
        <text:list-item>
          <text:p text:style-name="P246">fill &lt;эл. Почта&gt; <text:s/>fie<text:span text:style-name="T98">l</text:span>d with &lt; <text:a xlink:type="simple" xlink:href="mailto:korej77@mail.com" text:style-name="Internet_20_link" text:visited-style-name="Visited_20_Internet_20_Link">korej77@mail.com</text:a> &gt;</text:p>
        </text:list-item>
        <text:list-item>
          <text:p text:style-name="P246">fill &lt;Имя&gt; fie<text:span text:style-name="T98">l</text:span>d with &lt;Karen&gt;</text:p>
        </text:list-item>
        <text:list-item>
          <text:p text:style-name="P246">fill &lt;Фамилия &gt; fie<text:span text:style-name="T98">l</text:span>d with &lt; Petrosyan&gt;</text:p>
        </text:list-item>
        <text:list-item>
          <text:p text:style-name="P246">fill&lt;О<text:span text:style-name="T94">т</text:span>чество &gt; fie<text:span text:style-name="T98">l</text:span>d with &lt;Arturovich&gt;</text:p>
        </text:list-item>
        <text:list-item>
          <text:p text:style-name="P253">fill&lt;Номер телефона&gt; filed with &lt;031252412&gt;</text:p>
        </text:list-item>
        <text:list-item>
          <text:p text:style-name="P253">click <text:span text:style-name="T105">on the</text:span>&lt;Схоронить и завершить &gt; <text:span text:style-name="T105">button</text:span></text:p>
        </text:list-item>
      </text:list>
      <text:p text:style-name="P6"/>
      <text:p text:style-name="P2">Expected result:<text:span text:style-name="T2">after confirmation </text:span><text:span text:style-name="T13">system should return</text:span><text:span text:style-name="T2"> «регистрация прошла успешно » </text:span><text:span text:style-name="T13">message,</text:span></text:p>
      <text:p text:style-name="P3">Status: <text:span text:style-name="T16">pass</text:span></text:p>
      <text:p text:style-name="P3">Additional information: <text:span text:style-name="T105">The same steps can be done for Android</text:span></text:p>
      <text:p text:style-name="P3"/>
      <text:p text:style-name="P3">********************************************************************************</text:p>
      <text:p text:style-name="P13"><text:span text:style-name="T52">ID</text:span><text:span text:style-name="T3">: registration-possitive_</text:span><text:span text:style-name="T4">2</text:span></text:p>
      <text:p text:style-name="P57"/>
      <text:p text:style-name="P15"/>
      <text:p text:style-name="P72"><text:soft-page-break/><text:span text:style-name="T100">Check list: </text:span><text:span text:style-name="T61">Registration page </text:span><text:span text:style-name="T66">2</text:span><text:span text:style-name="T62">.5 , </text:span><text:span text:style-name="T66">2</text:span><text:span text:style-name="T62">.6</text:span></text:p>
      <text:p text:style-name="P80"/>
      <text:p text:style-name="P15">need automated: <text:span text:style-name="T105">yes</text:span></text:p>
      <text:p text:style-name="P15"/>
      <text:p text:style-name="P15">automated:<text:span text:style-name="T95">no</text:span></text:p>
      <text:p text:style-name="P54"/>
      <text:p text:style-name="P54">P<text:span text:style-name="T109">riority: </text:span><text:span text:style-name="T28">medium</text:span></text:p>
      <text:p text:style-name="P15"/>
      <text:p text:style-name="P15">data: <text:span text:style-name="T2">10.11.22</text:span></text:p>
      <text:p text:style-name="P80"/>
      <text:p text:style-name="P15">rep<text:span text:style-name="T99">o</text:span>ter: <text:span text:style-name="T2">Vanya</text:span></text:p>
      <text:p text:style-name="P80"/>
      <text:p text:style-name="P60">T<text:span text:style-name="T116">y</text:span>pe:<text:span text:style-name="T2"> usability testing</text:span></text:p>
      <text:p text:style-name="P80"/>
      <text:p text:style-name="P69"><text:span text:style-name="T100">env</text:span><text:span text:style-name="T104">i</text:span><text:span text:style-name="T100">r</text:span><text:span text:style-name="T104">on</text:span><text:span text:style-name="T100">ment:</text:span><text:span text:style-name="T47">IOS 15.7 ,</text:span><text:span text:style-name="T48">android 12</text:span><text:span text:style-name="T44"> </text:span><text:span text:style-name="T45"><text:s/></text:span></text:p>
      <text:p text:style-name="P103"/>
      <text:p text:style-name="P103"/>
      <text:p text:style-name="P103"/>
      <text:p text:style-name="P103"/>
      <text:p text:style-name="P105"/>
      <text:p text:style-name="P25">Title: <text:span text:style-name="T2">Notifications about the request for personal data by mail</text:span></text:p>
      <text:p text:style-name="P84"/>
      <text:p text:style-name="P26">Steps:</text:p>
      <text:list xml:id="list2485729954" text:style-name="L2">
        <text:list-item>
          <text:p text:style-name="P238">Open &lt;Глаз&gt; <text:span text:style-name="T107">on </text:span>iOS </text:p>
        </text:list-item>
        <text:list-item>
          <text:p text:style-name="P243"><text:s/>click <text:span text:style-name="T105">on the &lt; </text:span>Регистрация<text:span text:style-name="T93">&gt; button</text:span></text:p>
        </text:list-item>
        <text:list-item>
          <text:p text:style-name="P247">fill &lt;эл. Почта&gt; <text:s/>fie<text:span text:style-name="T98">l</text:span>d with &lt; <text:a xlink:type="simple" xlink:href="mailto:korej77@mail.com" text:style-name="Internet_20_link" text:visited-style-name="Visited_20_Internet_20_Link">korej77@mail.com</text:a> &gt;</text:p>
        </text:list-item>
        <text:list-item>
          <text:p text:style-name="P247">fill &lt;Имя&gt; fie<text:span text:style-name="T98">l</text:span>d with &lt;Karen&gt;</text:p>
        </text:list-item>
        <text:list-item>
          <text:p text:style-name="P247">fill &lt;Фамилия &gt; fie<text:span text:style-name="T98">l</text:span>d with &lt; Petrosyan&gt;</text:p>
        </text:list-item>
        <text:list-item>
          <text:p text:style-name="P247">fill&lt;О<text:span text:style-name="T94">т</text:span>чество &gt; fie<text:span text:style-name="T98">l</text:span>d with &lt;Arturovich&gt;</text:p>
        </text:list-item>
        <text:list-item>
          <text:p text:style-name="P254">fill&lt;Номер телефона&gt; filed with &lt;031252412&gt;</text:p>
        </text:list-item>
        <text:list-item>
          <text:p text:style-name="P254">click <text:span text:style-name="T105">on the</text:span>&lt;Схоронить и завершить &gt; <text:span text:style-name="T105">button</text:span></text:p>
        </text:list-item>
        <text:list-item>
          <text:p text:style-name="P209"><text:a xlink:type="simple" xlink:href="http://mail.ru/" text:style-name="Internet_20_link" text:visited-style-name="Visited_20_Internet_20_Link"><text:span text:style-name="T106">F</text:span></text:a><text:span text:style-name="T106">rom given email <text:s/>Confirm «</text:span>&lt;Согласен на подтверждение персональных данных &gt;<text:span text:style-name="T106">» link,</text:span></text:p>
        </text:list-item>
        <text:list-item>
          <text:p text:style-name="P210">click «перейдите в приложение <text:s/>глаз»</text:p>
        </text:list-item>
      </text:list>
      <text:p text:style-name="P74"/>
      <text:p text:style-name="P27">Expected Result: goes to the eye apps</text:p>
      <text:p text:style-name="P27"/>
      <text:p text:style-name="P33">Status: <text:span text:style-name="T2">to do</text:span></text:p>
      <text:p text:style-name="P86"/>
      <text:p text:style-name="P5">Additional information: <text:span text:style-name="T105">The same steps can be done for Android</text:span></text:p>
      <text:p text:style-name="P4"/>
      <text:p text:style-name="P4">****************************************************************************</text:p>
      <text:p text:style-name="P16">ID:<text:span text:style-name="T2"> registration-</text:span><text:span text:style-name="T5">negative-1</text:span></text:p>
      <text:p text:style-name="P86"/>
      <text:p text:style-name="P72"><text:span text:style-name="T100">Check list: </text:span><text:span text:style-name="T61">Registration page </text:span><text:span text:style-name="T62"><text:s/></text:span><text:span text:style-name="T66">2</text:span><text:span text:style-name="T62">.3 ,</text:span><text:span text:style-name="T66">2</text:span><text:span text:style-name="T62">.4</text:span></text:p>
      <text:p text:style-name="P80"><text:soft-page-break/></text:p>
      <text:p text:style-name="P15">need automated: <text:span text:style-name="T105">yes</text:span></text:p>
      <text:p text:style-name="P15"/>
      <text:p text:style-name="P15">automated:<text:span text:style-name="T95">no</text:span></text:p>
      <text:p text:style-name="P54"/>
      <text:p text:style-name="P54">P<text:span text:style-name="T109">riority: </text:span><text:span text:style-name="T28">medium</text:span></text:p>
      <text:p text:style-name="P15"/>
      <text:p text:style-name="P15">data: <text:span text:style-name="T2">10.11.22</text:span></text:p>
      <text:p text:style-name="P80"/>
      <text:p text:style-name="P15">rep<text:span text:style-name="T99">o</text:span>ter: <text:span text:style-name="T2">Vanya</text:span></text:p>
      <text:p text:style-name="P80"/>
      <text:p text:style-name="P60">T<text:span text:style-name="T116">y</text:span>pe:<text:span text:style-name="T2"> usability ,</text:span><text:span text:style-name="T31">integration</text:span></text:p>
      <text:p text:style-name="P80"/>
      <text:p text:style-name="P69"><text:span text:style-name="T100">env</text:span><text:span text:style-name="T104">i</text:span><text:span text:style-name="T100">r</text:span><text:span text:style-name="T104">on</text:span><text:span text:style-name="T100">ment</text:span><text:span text:style-name="T46">:</text:span><text:span text:style-name="T47">IOS 15.7 ,</text:span><text:span text:style-name="T48">android 12</text:span><text:span text:style-name="T44"> </text:span><text:span text:style-name="T45"><text:s/></text:span></text:p>
      <text:p text:style-name="P22"/>
      <text:p text:style-name="P86"/>
      <text:p text:style-name="P34">Title: <text:span text:style-name="T24">Check registration functionality with incorrect data</text:span></text:p>
      <text:p text:style-name="P89"/>
      <text:p text:style-name="P34">Steps:</text:p>
      <text:list xml:id="list1696953665" text:style-name="L3">
        <text:list-item>
          <text:p text:style-name="P239">Open &lt;Глаз&gt; iOS <text:span text:style-name="T96"><text:s/></text:span></text:p>
        </text:list-item>
        <text:list-item>
          <text:p text:style-name="P239">the field opens<text:span text:style-name="T53">&lt;Регистрация&gt; and &lt;Вход&gt;</text:span></text:p>
        </text:list-item>
        <text:list-item>
          <text:p text:style-name="P244"><text:s/>click <text:span text:style-name="T93">&lt; </text:span>Регистрация<text:span text:style-name="T93">&gt;</text:span></text:p>
        </text:list-item>
        <text:list-item>
          <text:p text:style-name="P248">fill &lt;эл. Почта&gt; <text:s/>filed with &lt; <text:a xlink:type="simple" xlink:href="mailto:778878@mail.com" text:style-name="Internet_20_link" text:visited-style-name="Visited_20_Internet_20_Link"><text:span text:style-name="T96">778878</text:span></text:a><text:a xlink:type="simple" xlink:href="mailto:778878@mail.com" text:style-name="Internet_20_link" text:visited-style-name="Visited_20_Internet_20_Link">@mail.com</text:a> &gt;</text:p>
        </text:list-item>
        <text:list-item>
          <text:p text:style-name="P248">fill &lt;Имя&gt; filed with <text:span text:style-name="T96">&lt;Арман&gt;</text:span></text:p>
        </text:list-item>
        <text:list-item>
          <text:p text:style-name="P248">fill &lt;Фамилия &gt; filed with <text:span text:style-name="T96">&lt;Петросян&gt;</text:span></text:p>
        </text:list-item>
        <text:list-item>
          <text:p text:style-name="P255">fill&lt;Номер телефона&gt; filed with &lt;0<text:span text:style-name="T96">77888999</text:span>&gt;</text:p>
        </text:list-item>
        <text:list-item>
          <text:p text:style-name="P255">click &lt;Схоронить и завершить &gt;</text:p>
        </text:list-item>
      </text:list>
      <text:p text:style-name="P7"/>
      <text:p text:style-name="P32">Expected Result:<text:span text:style-name="T6">« </text:span><text:span text:style-name="T15">System should return</text:span><text:span text:style-name="T6"> <text:s/></text:span><text:span text:style-name="T7">&lt;</text:span><text:span text:style-name="T6">Используйте Латинские буквы </text:span><text:span text:style-name="T7">&gt; </text:span><text:span text:style-name="T15">message</text:span></text:p>
      <text:p text:style-name="P89"/>
      <text:p text:style-name="P34">Status: <text:span text:style-name="T2">to do</text:span></text:p>
      <text:p text:style-name="P89"/>
      <text:p text:style-name="P5">Additional information: <text:span text:style-name="T105">The same steps can be done for Android versions later than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17">ID:<text:span text:style-name="T2"> registration-</text:span><text:span text:style-name="T5">negative-</text:span><text:span text:style-name="T8">2</text:span></text:p>
      <text:p text:style-name="P91"/>
      <text:p text:style-name="P72"><text:span text:style-name="T100">Check list: </text:span><text:span text:style-name="T61">Registration page </text:span><text:span text:style-name="T66">2</text:span><text:span text:style-name="T63">.4</text:span></text:p>
      <text:p text:style-name="P80"/>
      <text:p text:style-name="P15">need automated: <text:span text:style-name="T105">yes</text:span></text:p>
      <text:p text:style-name="P15"/>
      <text:p text:style-name="P15">automated:<text:span text:style-name="T95">no</text:span></text:p>
      <text:p text:style-name="P54"><text:soft-page-break/></text:p>
      <text:p text:style-name="P54">P<text:span text:style-name="T109">riority: </text:span><text:span text:style-name="T28">medium</text:span></text:p>
      <text:p text:style-name="P15"/>
      <text:p text:style-name="P15">data: <text:span text:style-name="T2">10.11.22</text:span></text:p>
      <text:p text:style-name="P80"/>
      <text:p text:style-name="P15">rep<text:span text:style-name="T99">o</text:span>ter: <text:span text:style-name="T2">Vanya</text:span></text:p>
      <text:p text:style-name="P80"/>
      <text:p text:style-name="P60">T<text:span text:style-name="T116">y</text:span>pe:<text:span text:style-name="T2"> usability testing, </text:span><text:span text:style-name="T31">integration</text:span></text:p>
      <text:p text:style-name="P80"/>
      <text:p text:style-name="P69"><text:span text:style-name="T100">env</text:span><text:span text:style-name="T104">i</text:span><text:span text:style-name="T100">r</text:span><text:span text:style-name="T104">on</text:span><text:span text:style-name="T100">ment</text:span><text:span text:style-name="T46">:</text:span><text:span text:style-name="T47">IOS 15.7 ,</text:span><text:span text:style-name="T48">android 12</text:span><text:span text:style-name="T44"> </text:span><text:span text:style-name="T45"><text:s/></text:span></text:p>
      <text:p text:style-name="P152"/>
      <text:p text:style-name="P91"/>
      <text:p text:style-name="P36">Title: <text:span text:style-name="T114">check the </text:span><text:span text:style-name="T2">login </text:span><text:span text:style-name="T25">functionality</text:span><text:span text:style-name="T2"> with </text:span><text:span text:style-name="T14">empty data</text:span></text:p>
      <text:p text:style-name="P92"/>
      <text:p text:style-name="P36">Steps:</text:p>
      <text:list xml:id="list2969366302" text:style-name="L4">
        <text:list-item>
          <text:p text:style-name="P240">Open &lt;Глаз&gt; iOS ,</text:p>
        </text:list-item>
        <text:list-item>
          <text:p text:style-name="P245"><text:s/>click <text:span text:style-name="T93">&lt; </text:span>Регистрация<text:span text:style-name="T93">&gt;</text:span></text:p>
        </text:list-item>
        <text:list-item>
          <text:p text:style-name="P249">fill &lt;эл. Почта&gt; <text:s/>filed with &lt; <text:a xlink:type="simple" xlink:href="mailto:korej77@mail.com" text:style-name="Internet_20_link" text:visited-style-name="Visited_20_Internet_20_Link">korej77@mail.com</text:a> &gt;</text:p>
        </text:list-item>
        <text:list-item>
          <text:p text:style-name="P249">fill &lt;Имя&gt; filed with &lt; <text:s text:c="6"/>&gt;</text:p>
        </text:list-item>
        <text:list-item>
          <text:p text:style-name="P249">fill &lt;Фамилия &gt; filed with &lt; <text:s text:c="7"/>&gt;</text:p>
        </text:list-item>
        <text:list-item>
          <text:p text:style-name="P249">fill&lt;О<text:span text:style-name="T94">т</text:span>чество &gt; filed with &lt; <text:s text:c="5"/>&gt;</text:p>
        </text:list-item>
        <text:list-item>
          <text:p text:style-name="P256">fill&lt;Номер телефона&gt; filed with &lt;031252412&gt;</text:p>
        </text:list-item>
        <text:list-item>
          <text:p text:style-name="P256">click &lt;Схоронить и завершить &gt;</text:p>
        </text:list-item>
      </text:list>
      <text:p text:style-name="P8"/>
      <text:p text:style-name="P31">Expected Result<text:span text:style-name="T2">: </text:span><text:span text:style-name="T15">System should return «</text:span><text:span text:style-name="T6"> Используйте Латинские буквы</text:span><text:span text:style-name="T17"> </text:span><text:span text:style-name="T15">» message</text:span></text:p>
      <text:p text:style-name="P28"/>
      <text:p text:style-name="P35">Status: <text:span text:style-name="T2">to do</text:span></text:p>
      <text:p text:style-name="P90"/>
      <text:p text:style-name="P205">Additional information: <text:span text:style-name="T105">The same steps can be done for Android</text:span></text:p>
      <text:p text:style-name="P28"/>
      <text:p text:style-name="P18">ID:<text:span text:style-name="T2"> registration-</text:span><text:span text:style-name="T5">negative-</text:span><text:span text:style-name="T9">3</text:span></text:p>
      <text:p text:style-name="P88"/>
      <text:p text:style-name="P73"><text:span text:style-name="T100">Check list: </text:span><text:span text:style-name="T61">Registration page </text:span><text:span text:style-name="T62"><text:s/></text:span><text:span text:style-name="T66">2</text:span><text:span text:style-name="T62">.3 ,</text:span><text:span text:style-name="T66">2</text:span><text:span text:style-name="T62">.4</text:span></text:p>
      <text:p text:style-name="P81"/>
      <text:p text:style-name="P19">need automated: <text:span text:style-name="T105">yes</text:span></text:p>
      <text:p text:style-name="P19"/>
      <text:p text:style-name="P19">automated:<text:span text:style-name="T95">no</text:span></text:p>
      <text:p text:style-name="P55"/>
      <text:p text:style-name="P55">P<text:span text:style-name="T109">riority: </text:span><text:span text:style-name="T28">medium</text:span></text:p>
      <text:p text:style-name="P19"/>
      <text:p text:style-name="P19">data: <text:span text:style-name="T2">10.11.22</text:span></text:p>
      <text:p text:style-name="P81"/>
      <text:p text:style-name="P19">rep<text:span text:style-name="T99">o</text:span>ter: <text:span text:style-name="T2">Vanya</text:span></text:p>
      <text:p text:style-name="P81"/>
      <text:p text:style-name="P61"><text:span text:style-name="T97">Type</text:span><text:span text:style-name="T9">: usability testing, </text:span><text:span text:style-name="T31">integration</text:span></text:p>
      <text:p text:style-name="P94"><text:soft-page-break/></text:p>
      <text:p text:style-name="P70"><text:span text:style-name="T64">env</text:span><text:span text:style-name="T65">i</text:span><text:span text:style-name="T64">r</text:span><text:span text:style-name="T65">on</text:span><text:span text:style-name="T64">ment</text:span><text:span text:style-name="T88">:</text:span><text:span text:style-name="T89">IOS 15.7 ,</text:span><text:span text:style-name="T90">android 12</text:span><text:span text:style-name="T91"> </text:span><text:span text:style-name="T92"><text:s/></text:span></text:p>
      <text:p text:style-name="P120"/>
      <text:p text:style-name="P120"/>
      <text:p text:style-name="P120"/>
      <text:p text:style-name="P93"/>
      <text:p text:style-name="P38">Title:<text:span text:style-name="T114">check registracion functioanlity </text:span><text:span text:style-name="T2"><text:s/>with numbers</text:span></text:p>
      <text:p text:style-name="P93"/>
      <text:p text:style-name="P37">Steps:</text:p>
      <text:list xml:id="list220327083702625" text:continue-numbering="true" text:style-name="L4">
        <text:list-header>
          <text:p text:style-name="P241"><text:span text:style-name="T97">1 </text:span>Open &lt;Глаз&gt; iOS <text:span text:style-name="T96"><text:s/></text:span></text:p>
          <text:p text:style-name="P260"><text:span text:style-name="T29">2</text:span><text:span text:style-name="T10"> click &lt; Регистрация&gt;</text:span></text:p>
          <text:p text:style-name="P250"><text:span text:style-name="T116">3 </text:span>fill &lt;эл. Почта&gt; <text:s/>filed with &lt; <text:a xlink:type="simple" xlink:href="mailto:korej77@mail.com" text:style-name="Internet_20_link" text:visited-style-name="Visited_20_Internet_20_Link">korej77@mail.com</text:a> &gt;</text:p>
          <text:p text:style-name="P250"><text:span text:style-name="T116">4 </text:span>fill &lt;Имя&gt; filed with &lt; <text:s/><text:span text:style-name="T108">55555</text:span> <text:s text:c="3"/>&gt;</text:p>
          <text:p text:style-name="P250"><text:span text:style-name="T116">5 </text:span>fill &lt;Фамилия &gt; filed with &lt; <text:s text:c="4"/><text:span text:style-name="T97">66666</text:span> <text:s text:c="2"/>&gt;</text:p>
          <text:p text:style-name="P250"><text:span text:style-name="T116">6 </text:span>fill&lt;О<text:span text:style-name="T94">т</text:span>чество &gt; filed with &lt; <text:s/><text:span text:style-name="T97">131564</text:span> <text:s text:c="3"/>&gt;</text:p>
          <text:p text:style-name="P257"><text:span text:style-name="T116">7</text:span>fill&lt;Номер телефона&gt; filed with &lt;031252412&gt;</text:p>
          <text:p text:style-name="P257"><text:span text:style-name="T116">8 </text:span>click &lt;Схоронить и завершить &gt;</text:p>
        </text:list-header>
      </text:list>
      <text:p text:style-name="P30">Expected Result<text:span text:style-name="T2">:fill in all required data </text:span><text:span text:style-name="T15">System should return «</text:span><text:span text:style-name="T6"> Используйте Латинские буквы</text:span><text:span text:style-name="T17"> </text:span><text:span text:style-name="T15">» message</text:span></text:p>
      <text:p text:style-name="P75"/>
      <text:p text:style-name="P39">Status:<text:span text:style-name="T2"> to do</text:span></text:p>
      <text:p text:style-name="P95"/>
      <text:p text:style-name="P206">Additional information: <text:span text:style-name="T105">The same steps can be done for Android</text:span></text:p>
      <text:p text:style-name="P44"/>
      <text:p text:style-name="P44"/>
      <text:p text:style-name="P44"/>
      <text:p text:style-name="P44"/>
      <text:p text:style-name="P44">ID: <text:span text:style-name="T2">login- possitive1</text:span></text:p>
      <text:p text:style-name="P99"/>
      <text:p text:style-name="P44">check list: <text:span text:style-name="T110">APPLICATION LOGIN(3.5,)</text:span></text:p>
      <text:p text:style-name="P42"/>
      <text:p text:style-name="P46"><text:bookmark text:name="docs-internal-guid-86583cca-7fff-48e7-62e4-732501a2869d"/><text:span text:style-name="T54">Precondition: </text:span><text:span text:style-name="T74">Should have logged in user (</text:span><text:span text:style-name="T87">login:</text:span><text:span text:style-name="T80">031252412</text:span><text:span text:style-name="T74">, password: “78</text:span><text:span text:style-name="T86">aa797</text:span><text:span text:style-name="T74">” )</text:span></text:p>
      <text:p text:style-name="P42"/>
      <text:p text:style-name="P11">need automated: <text:span text:style-name="T109">yes</text:span></text:p>
      <text:p text:style-name="P11"/>
      <text:p text:style-name="P11">automated:<text:span text:style-name="T95">no</text:span></text:p>
      <text:p text:style-name="P11"/>
      <text:p text:style-name="P11">data: <text:span text:style-name="T2">10.11.22</text:span></text:p>
      <text:p text:style-name="P78"/>
      <text:p text:style-name="P62">Type: database testing,</text:p>
      <text:p text:style-name="P62"/>
      <text:p text:style-name="P62">Priority: high</text:p>
      <text:p text:style-name="P78"/>
      <text:p text:style-name="P11">repater: <text:span text:style-name="T2">Vanya</text:span></text:p>
      <text:p text:style-name="P78"/>
      <text:p text:style-name="P11">envoriment:<text:span text:style-name="T2">IOS 15.7 ,</text:span><text:span text:style-name="T5">android 12</text:span></text:p>
      <text:p text:style-name="P87"><text:soft-page-break/>*************************************************************************</text:p>
      <text:p text:style-name="P45"/>
      <text:p text:style-name="P98"/>
      <text:p text:style-name="P98"/>
      <text:p text:style-name="P42">Title:<text:span text:style-name="T2">check login functionality with valid data</text:span></text:p>
      <text:p text:style-name="P42"/>
      <text:p text:style-name="P42">Steps:</text:p>
      <text:list xml:id="list938390155" text:style-name="L5">
        <text:list-item>
          <text:p text:style-name="P211">open application «Глаз»</text:p>
        </text:list-item>
        <text:list-item>
          <text:p text:style-name="P212"><text:span text:style-name="T77"><text:s/>click &lt;Вхо</text:span><text:span text:style-name="T76">д</text:span><text:span text:style-name="T77"> &gt;</text:span></text:p>
        </text:list-item>
        <text:list-item>
          <text:p text:style-name="P251"><text:span text:style-name="T55">fill &lt;</text:span><text:span text:style-name="T56">логин</text:span><text:span text:style-name="T55">&gt; <text:s/>fie</text:span><text:span text:style-name="T57">l</text:span><text:span text:style-name="T55">d with </text:span><text:span text:style-name="T60">«</text:span><text:span text:style-name="T67">031252412»</text:span><text:span text:style-name="T55"> </text:span><text:span text:style-name="T56">data</text:span></text:p>
        </text:list-item>
        <text:list-item>
          <text:p text:style-name="P261">fill password field with <text:span text:style-name="T101">78</text:span><text:span text:style-name="T102">aa797 <text:s/></text:span>data</text:p>
        </text:list-item>
        <text:list-item>
          <text:p text:style-name="P258"><text:span text:style-name="T54">click «</text:span><text:span text:style-name="T55">Вход</text:span><text:span text:style-name="T54">»</text:span></text:p>
        </text:list-item>
      </text:list>
      <text:p text:style-name="P9"/>
      <text:p text:style-name="P29">Expected Result<text:span text:style-name="T2">:</text:span><text:span text:style-name="T15">Should be opened the user account</text:span></text:p>
      <text:p text:style-name="P76"/>
      <text:p text:style-name="P40">Status:<text:span text:style-name="T2"> to do</text:span></text:p>
      <text:p text:style-name="P96"/>
      <text:p text:style-name="P207">Additional information: <text:span text:style-name="T105">The same steps can be done for Android</text:span></text:p>
      <text:p text:style-name="P84"/>
      <text:p text:style-name="P51">ID:<text:span text:style-name="T11">login-</text:span><text:span text:style-name="T2">negative1</text:span></text:p>
      <text:p text:style-name="P100"/>
      <text:p text:style-name="P48">check list: <text:span text:style-name="T110">APPLICATION LOGIN 3.1, 3.3 ,3.4,)</text:span></text:p>
      <text:p text:style-name="P48"/>
      <text:p text:style-name="P48"><text:bookmark text:name="docs-internal-guid-86583cca-7fff-48e7-62e4-732501a2869d2"/><text:span text:style-name="T54">Precondition: </text:span><text:span text:style-name="T74">Should have logged in user (</text:span><text:span text:style-name="T87">login:</text:span><text:span text:style-name="T80">031252412</text:span><text:span text:style-name="T74">, password: “78</text:span><text:span text:style-name="T86">aa797</text:span><text:span text:style-name="T74">” )</text:span></text:p>
      <text:p text:style-name="P48"/>
      <text:p text:style-name="P19">need automated: <text:span text:style-name="T109">yes</text:span></text:p>
      <text:p text:style-name="P19"/>
      <text:p text:style-name="P19">automated:<text:span text:style-name="T95">no</text:span></text:p>
      <text:p text:style-name="P19"/>
      <text:p text:style-name="P19">data: <text:span text:style-name="T2">10.11.22</text:span></text:p>
      <text:p text:style-name="P81"/>
      <text:p text:style-name="P62">Type: database testing,</text:p>
      <text:p text:style-name="P62"/>
      <text:p text:style-name="P62">Priority: high</text:p>
      <text:p text:style-name="P81"/>
      <text:p text:style-name="P19">repater: <text:span text:style-name="T2">Vanya</text:span></text:p>
      <text:p text:style-name="P81"/>
      <text:p text:style-name="P19">envoriment:<text:span text:style-name="T2">IOS 15.7 ,</text:span><text:span text:style-name="T5">android 12</text:span></text:p>
      <text:p text:style-name="P46"/>
      <text:p text:style-name="P46"/>
      <text:p text:style-name="P144"/>
      <text:p text:style-name="P46"/>
      <text:p text:style-name="P51">Title: <text:span text:style-name="T2">check the login functionality with incorrect data</text:span></text:p>
      <text:p text:style-name="P100"/>
      <text:p text:style-name="P43">Steps:</text:p>
      <text:list xml:id="list220327137209962" text:continue-numbering="true" text:style-name="L5">
        <text:list-header>
          <text:p text:style-name="P213"><text:span text:style-name="T12">1</text:span><text:span text:style-name="T11">open applications «Глаз»</text:span></text:p>
          <text:p text:style-name="P213"><text:span text:style-name="T82">2</text:span><text:span text:style-name="T78"> </text:span><text:span text:style-name="T77"><text:s/>click &lt;Вхо</text:span><text:span text:style-name="T76">д</text:span><text:span text:style-name="T77"> &gt;</text:span></text:p>
          <text:p text:style-name="P252"><text:span text:style-name="T70">3</text:span><text:span text:style-name="T57"> </text:span><text:span text:style-name="T55">fill &lt;</text:span><text:span text:style-name="T56">логин</text:span><text:span text:style-name="T55">&gt; <text:s/>fie</text:span><text:span text:style-name="T57">l</text:span><text:span text:style-name="T55">d with «</text:span><text:span text:style-name="T58">zoro222</text:span><text:span text:style-name="T55">» </text:span><text:span text:style-name="T56">data </text:span><text:span text:style-name="T59">which doesn“t match any of users data from database</text:span></text:p>
          <text:p text:style-name="P259"><text:soft-page-break/><text:span text:style-name="T70">4 </text:span><text:span text:style-name="T57"><text:s/></text:span><text:span text:style-name="T54">fill password field with invalid «</text:span><text:span text:style-name="T68">dagd99</text:span><text:span text:style-name="T54">» <text:s/>data</text:span></text:p>
          <text:p text:style-name="P259"><text:span text:style-name="T70">5 </text:span><text:span text:style-name="T54">click «</text:span><text:span text:style-name="T55">Вход</text:span><text:span text:style-name="T54">»</text:span></text:p>
        </text:list-header>
      </text:list>
      <text:p text:style-name="P30">Expected Result<text:span text:style-name="T2">:</text:span><text:span text:style-name="T15">System should return «</text:span><text:span text:style-name="T6"> имя пользователя или пароль неверны</text:span><text:span text:style-name="T17"> </text:span><text:span text:style-name="T15">» message</text:span></text:p>
      <text:p text:style-name="P41"/>
      <text:p text:style-name="P41">Status:<text:span text:style-name="T2"> to do</text:span></text:p>
      <text:p text:style-name="P97"/>
      <text:p text:style-name="P208">Additional information: <text:span text:style-name="T105">The same steps can be done for Android</text:span></text:p>
      <text:p text:style-name="P100"/>
      <text:p text:style-name="P52">ID:<text:span text:style-name="T11">login-</text:span><text:span text:style-name="T2">negative</text:span><text:span text:style-name="T12">2</text:span></text:p>
      <text:p text:style-name="P102"/>
      <text:p text:style-name="P49">check list: <text:span text:style-name="T110">APPLICATION LOGIN 3.1, 3.3 ,3.4,)</text:span></text:p>
      <text:p text:style-name="P49"/>
      <text:p text:style-name="P49"><text:bookmark text:name="docs-internal-guid-86583cca-7fff-48e7-62e4-732501a2869d21"/><text:span text:style-name="T54">Precondition: </text:span><text:span text:style-name="T74">Should have logged in user (</text:span><text:span text:style-name="T87">login:</text:span><text:span text:style-name="T80">031252412</text:span><text:span text:style-name="T74">, password: “78</text:span><text:span text:style-name="T86">aa797</text:span><text:span text:style-name="T74">” )</text:span></text:p>
      <text:p text:style-name="P49"/>
      <text:p text:style-name="P20">need automated: <text:span text:style-name="T109">yes</text:span></text:p>
      <text:p text:style-name="P20"/>
      <text:p text:style-name="P20">automated:<text:span text:style-name="T95">no</text:span></text:p>
      <text:p text:style-name="P20"/>
      <text:p text:style-name="P20">data: <text:span text:style-name="T2">10.11.22</text:span></text:p>
      <text:p text:style-name="P82"/>
      <text:p text:style-name="P63">Type: database testing,</text:p>
      <text:p text:style-name="P63"/>
      <text:p text:style-name="P63">Priority: high</text:p>
      <text:p text:style-name="P82"/>
      <text:p text:style-name="P20">repater: <text:span text:style-name="T2">Vanya</text:span></text:p>
      <text:p text:style-name="P82"/>
      <text:p text:style-name="P20"><text:span text:style-name="T98">envoriment</text:span><text:span text:style-name="T12">:IOS 15.7 ,</text:span><text:span text:style-name="T5">android 12</text:span></text:p>
      <text:p text:style-name="P59"/>
      <text:p text:style-name="P101"/>
      <text:p text:style-name="P52">Title: <text:span text:style-name="T2">check the login functionality with incorrect data</text:span></text:p>
      <text:p text:style-name="P101"/>
      <text:p text:style-name="P43">Steps:</text:p>
      <text:list xml:id="list220326051739038" text:continue-numbering="true" text:style-name="L5">
        <text:list-header>
          <text:p text:style-name="P213"><text:span text:style-name="T12">1</text:span><text:span text:style-name="T11">open applications «Глаз»</text:span></text:p>
          <text:p text:style-name="P213"><text:span text:style-name="T12">3 </text:span><text:span text:style-name="T3">the field opens</text:span><text:span text:style-name="T10">&lt;Регистрация&gt; and &lt;Вход&gt;</text:span></text:p>
          <text:p text:style-name="P213"><text:span text:style-name="T78">4 </text:span><text:span text:style-name="T77"><text:s/>click &lt;Вхо</text:span><text:span text:style-name="T76">д</text:span><text:span text:style-name="T77"> &gt;</text:span></text:p>
          <text:p text:style-name="P252"><text:span text:style-name="T57">5 </text:span><text:span text:style-name="T55">fill &lt;</text:span><text:span text:style-name="T56">логин</text:span><text:span text:style-name="T55">&gt; <text:s/>fie</text:span><text:span text:style-name="T57">l</text:span><text:span text:style-name="T55">d with &lt; &gt; </text:span><text:span text:style-name="T56">data</text:span></text:p>
          <text:p text:style-name="P259"><text:span text:style-name="T57">6 </text:span><text:span text:style-name="T54">fill password field with «</text:span><text:span text:style-name="T57"> </text:span><text:span text:style-name="T54">» data</text:span></text:p>
          <text:p text:style-name="P259"><text:span text:style-name="T57">7 </text:span><text:span text:style-name="T54">click «</text:span><text:span text:style-name="T55">Вход</text:span><text:span text:style-name="T54">»</text:span></text:p>
        </text:list-header>
      </text:list>
      <text:p text:style-name="P30">Expected Result<text:span text:style-name="T2">:</text:span><text:span text:style-name="T15">System should return «</text:span><text:span text:style-name="T6"> имя пользователя или пароль неверны</text:span><text:span text:style-name="T17"> </text:span><text:span text:style-name="T15">» message</text:span></text:p>
      <text:p text:style-name="P41"/>
      <text:p text:style-name="P41">Status:<text:span text:style-name="T2"> to do</text:span></text:p>
      <text:p text:style-name="P104"/>
      <text:p text:style-name="P208">Additional information: <text:span text:style-name="T105">The same steps can be done for Android</text:span></text:p>
      <text:p text:style-name="P84"/>
      <text:p text:style-name="P52">ID:<text:span text:style-name="T11">login-</text:span><text:span text:style-name="T2">negative</text:span><text:span text:style-name="T12">3</text:span></text:p>
      <text:p text:style-name="P102"/>
      <text:p text:style-name="P49">check list: <text:span text:style-name="T110">APPLICATION LOGIN 3.1, </text:span></text:p>
      <text:p text:style-name="P49"/>
      <text:p text:style-name="P49"><text:bookmark text:name="docs-internal-guid-86583cca-7fff-48e7-62e4-732501a2869d22"/><text:soft-page-break/><text:span text:style-name="T54">Precondition: </text:span><text:span text:style-name="T74">Should have logged in user (</text:span><text:span text:style-name="T87">login:</text:span><text:span text:style-name="T80">031252412</text:span><text:span text:style-name="T74">, password: “78</text:span><text:span text:style-name="T86">aa797</text:span><text:span text:style-name="T74">” )</text:span></text:p>
      <text:p text:style-name="P49"/>
      <text:p text:style-name="P20">need automated: <text:span text:style-name="T109">yes</text:span></text:p>
      <text:p text:style-name="P20"/>
      <text:p text:style-name="P20">automated:<text:span text:style-name="T95">no</text:span></text:p>
      <text:p text:style-name="P20"/>
      <text:p text:style-name="P20">data: <text:span text:style-name="T2">10.11.22</text:span></text:p>
      <text:p text:style-name="P82"/>
      <text:p text:style-name="P63">Type: database testing,</text:p>
      <text:p text:style-name="P63"/>
      <text:p text:style-name="P63">Priority: high</text:p>
      <text:p text:style-name="P82"/>
      <text:p text:style-name="P20">repater: <text:span text:style-name="T2">Vanya</text:span></text:p>
      <text:p text:style-name="P82"/>
      <text:p text:style-name="P20"><text:span text:style-name="T98">envoriment</text:span><text:span text:style-name="T12">:IOS 15.7 ,</text:span><text:span text:style-name="T5">android 12</text:span></text:p>
      <text:p text:style-name="P102"/>
      <text:p text:style-name="P58"/>
      <text:p text:style-name="P101"/>
      <text:p text:style-name="P52">Title: <text:span text:style-name="T2">check the login functionality with incorrect data</text:span></text:p>
      <text:p text:style-name="P101"/>
      <text:p text:style-name="P43">Steps:</text:p>
      <text:list xml:id="list220327466394108" text:continue-numbering="true" text:style-name="L5">
        <text:list-header>
          <text:p text:style-name="P213"><text:span text:style-name="T12">1</text:span><text:span text:style-name="T11">open application «Глаз»</text:span></text:p>
          <text:p text:style-name="P213"><text:span text:style-name="T18">2</text:span><text:span text:style-name="T12"> </text:span><text:span text:style-name="T3">the field opens</text:span><text:span text:style-name="T10">&lt;Регистрация&gt; and &lt;Вход&gt;</text:span></text:p>
          <text:p text:style-name="P213"><text:span text:style-name="T81">3</text:span><text:span text:style-name="T77"> click &lt;Вхо</text:span><text:span text:style-name="T76">д</text:span><text:span text:style-name="T77"> &gt;</text:span></text:p>
          <text:p text:style-name="P252"><text:span text:style-name="T69">4</text:span><text:span text:style-name="T57"> </text:span><text:span text:style-name="T55">fill &lt;</text:span><text:span text:style-name="T56">логин</text:span><text:span text:style-name="T55">&gt; <text:s/>fie</text:span><text:span text:style-name="T57">l</text:span><text:span text:style-name="T55">d with </text:span><text:span text:style-name="T57"><text:s/></text:span><text:span text:style-name="T55"><text:s/></text:span><text:span text:style-name="T56">data</text:span></text:p>
          <text:p text:style-name="P259"><text:span text:style-name="T69">5</text:span><text:span text:style-name="T57"> </text:span><text:span text:style-name="T54">fill password field with invalid</text:span><text:span text:style-name="T57"> </text:span><text:span text:style-name="T54"><text:s/>data</text:span></text:p>
          <text:p text:style-name="P259"><text:span text:style-name="T69">6</text:span><text:span text:style-name="T57"> </text:span><text:span text:style-name="T54">click «</text:span><text:span text:style-name="T55">Вход</text:span><text:span text:style-name="T54">»</text:span></text:p>
        </text:list-header>
      </text:list>
      <text:p text:style-name="P30">Expected Result<text:span text:style-name="T2">:</text:span><text:span text:style-name="T15">System should return «</text:span><text:span text:style-name="T17">имя пользователя или пароль неверны</text:span><text:span text:style-name="T15">» message</text:span></text:p>
      <text:p text:style-name="P41">Status:<text:span text:style-name="T2"> to do</text:span></text:p>
      <text:p text:style-name="P97"/>
      <text:p text:style-name="P208">Additional information: <text:span text:style-name="T105">The same steps can be done for Android</text:span></text:p>
      <text:p text:style-name="P85"/>
      <text:p text:style-name="P151">ID: <text:span text:style-name="T2">login-possitive2</text:span></text:p>
      <text:p text:style-name="P112"/>
      <text:p text:style-name="P49">check list: <text:span text:style-name="T110">APPLICATION LOGIN 3.2)</text:span></text:p>
      <text:p text:style-name="P49"/>
      <text:p text:style-name="P49"><text:bookmark text:name="docs-internal-guid-86583cca-7fff-48e7-62e4-732501a2869d23"/><text:span text:style-name="T54">Precondition: </text:span><text:span text:style-name="T74">Should have logged in user (</text:span><text:span text:style-name="T87">login:</text:span><text:span text:style-name="T80">031252412</text:span><text:span text:style-name="T74">, password: “78</text:span><text:span text:style-name="T86">aa797</text:span><text:span text:style-name="T74">” )</text:span></text:p>
      <text:p text:style-name="P49"/>
      <text:p text:style-name="P20">need automated: <text:span text:style-name="T109">yes</text:span></text:p>
      <text:p text:style-name="P20"/>
      <text:p text:style-name="P20">automated:<text:span text:style-name="T95">no</text:span></text:p>
      <text:p text:style-name="P20"/>
      <text:p text:style-name="P20">data: <text:span text:style-name="T2">10.11.22</text:span></text:p>
      <text:p text:style-name="P82"/>
      <text:p text:style-name="P63">Type: <text:span text:style-name="T117">usability </text:span>,</text:p>
      <text:p text:style-name="P63"/>
      <text:p text:style-name="P63">Priority: <text:span text:style-name="T117">medium</text:span></text:p>
      <text:p text:style-name="P82"/>
      <text:p text:style-name="P20">repater: <text:span text:style-name="T2">Vanya</text:span></text:p>
      <text:p text:style-name="P82"/>
      <text:p text:style-name="P157"><text:soft-page-break/>envoriment:<text:span text:style-name="T2">IOS 15.7 ,</text:span><text:span text:style-name="T5">android 12</text:span></text:p>
      <text:p text:style-name="P151"/>
      <text:p text:style-name="P143"/>
      <text:p text:style-name="P145"/>
      <text:p text:style-name="P151"/>
      <text:p text:style-name="P151">Title:<text:span text:style-name="T2">checking password hiding</text:span></text:p>
      <text:p text:style-name="P112"/>
      <text:p text:style-name="P153">Steps:</text:p>
      <text:list xml:id="list1110747580" text:style-name="L6">
        <text:list-item>
          <text:p text:style-name="P214">Open application «<text:span text:style-name="T111">Глаз</text:span>»</text:p>
        </text:list-item>
        <text:list-item>
          <text:p text:style-name="P214"><text:span text:style-name="T52">click &lt;Вход</text:span>&gt;</text:p>
        </text:list-item>
        <text:list-item>
          <text:p text:style-name="P217">fill &lt;логин&gt; <text:s/>field with <text:s text:c="2"/>data</text:p>
        </text:list-item>
        <text:list-item>
          <text:p text:style-name="P217">fill password field with <text:s/>data</text:p>
        </text:list-item>
        <text:list-item>
          <text:p text:style-name="P214">click <text:s/>eye icon</text:p>
        </text:list-item>
      </text:list>
      <text:p text:style-name="P106"/>
      <text:p text:style-name="P153">Expected Result:<text:span text:style-name="T2">on the first click it shows the password , on the second click it hides</text:span></text:p>
      <text:p text:style-name="P106"/>
      <text:p text:style-name="P153">Status: <text:span text:style-name="T2">to do</text:span></text:p>
      <text:p text:style-name="P106"/>
      <text:p text:style-name="P106"/>
      <text:p text:style-name="P106"/>
      <text:p text:style-name="P208">Additional information:<text:span text:style-name="T2"> </text:span><text:span text:style-name="T13">The same steps can be done for Android</text:span></text:p>
      <text:p text:style-name="P204"/>
      <text:p text:style-name="P106"/>
      <text:p text:style-name="P154">Check list: <text:span text:style-name="T112">DOWNLOADS-1 (1.1)</text:span></text:p>
      <text:p text:style-name="P154"/>
      <text:p text:style-name="P47">ID: <text:span text:style-name="T19">Downloads</text:span><text:span text:style-name="T22">1.1</text:span><text:span text:style-name="T2">- possitive1</text:span></text:p>
      <text:p text:style-name="P148"/>
      <text:p text:style-name="P14">need automated: <text:span text:style-name="T109">yes</text:span></text:p>
      <text:p text:style-name="P14"/>
      <text:p text:style-name="P14">automated:<text:span text:style-name="T95">no</text:span></text:p>
      <text:p text:style-name="P14"/>
      <text:p text:style-name="P14">data: <text:span text:style-name="T2">10.11.22</text:span></text:p>
      <text:p text:style-name="P79"/>
      <text:p text:style-name="P14">repater: <text:span text:style-name="T2">Vanya</text:span></text:p>
      <text:p text:style-name="P79"/>
      <text:p text:style-name="P64">Type:compatibility testing</text:p>
      <text:p text:style-name="P64"/>
      <text:p text:style-name="P64">Priority:medium</text:p>
      <text:p text:style-name="P64"/>
      <text:p text:style-name="P156">envoriment:<text:span text:style-name="T2">IOS 15.7 ,</text:span><text:span text:style-name="T5">android 12</text:span></text:p>
      <text:p text:style-name="P121"/>
      <text:p text:style-name="P121"/>
      <text:p text:style-name="P154"/>
      <text:p text:style-name="P154">Title:<text:span text:style-name="T2">downloadin</text:span><text:span text:style-name="T20">g</text:span><text:span text:style-name="T2"> «</text:span><text:span text:style-name="T20">Глаз»</text:span></text:p>
      <text:p text:style-name="P108"/>
      <text:p text:style-name="P154">Steps:</text:p>
      <text:list xml:id="list1560192571" text:style-name="L7">
        <text:list-item>
          <text:p text:style-name="P218">download <text:s/>ios phone</text:p>
        </text:list-item>
      </text:list>
      <text:p text:style-name="P108"/>
      <text:p text:style-name="P108"/>
      <text:p text:style-name="P159">Expected Result: must request <text:s/>email</text:p>
      <text:p text:style-name="P159"/>
      <text:p text:style-name="P159">Status: to do</text:p>
      <text:p text:style-name="P159"/>
      <text:p text:style-name="P208">Additional information: <text:span text:style-name="T105">The same steps can be done for Android</text:span></text:p>
      <text:p text:style-name="P159"><text:soft-page-break/></text:p>
      <text:p text:style-name="P106"/>
      <text:p text:style-name="P161">Check list:<text:span text:style-name="T112">DOWNLOADS-1 (1.1, </text:span>1.2,1.3,1.4,<text:span text:style-name="T113">1.6)</text:span></text:p>
      <text:p text:style-name="P159"/>
      <text:p text:style-name="P50">ID: <text:span text:style-name="T19">Downloads</text:span><text:span text:style-name="T22">1.1</text:span><text:span text:style-name="T2">- possitive1</text:span></text:p>
      <text:p text:style-name="P150"/>
      <text:p text:style-name="P23">need automated: <text:span text:style-name="T109">yes</text:span></text:p>
      <text:p text:style-name="P23"/>
      <text:p text:style-name="P23">automated:<text:span text:style-name="T95">no</text:span></text:p>
      <text:p text:style-name="P23"/>
      <text:p text:style-name="P23">data: <text:span text:style-name="T2">10.11.22</text:span></text:p>
      <text:p text:style-name="P83"/>
      <text:p text:style-name="P23">repater: <text:span text:style-name="T2">Vanya</text:span></text:p>
      <text:p text:style-name="P83"/>
      <text:p text:style-name="P65">Type: <text:span text:style-name="T116"><text:s/>database testing,</text:span></text:p>
      <text:p text:style-name="P65"/>
      <text:p text:style-name="P65">Priority:medium</text:p>
      <text:p text:style-name="P65"/>
      <text:p text:style-name="P158">envoriment:<text:span text:style-name="T2">IOS 15.7 ,</text:span><text:span text:style-name="T5">android 12</text:span></text:p>
      <text:p text:style-name="P113"/>
      <text:p text:style-name="P159">Title:<text:span text:style-name="T2">you need to request email and create a password</text:span></text:p>
      <text:p text:style-name="P113"/>
      <text:p text:style-name="P163">Steps:</text:p>
      <text:list xml:id="list2007527709" text:style-name="L8">
        <text:list-item>
          <text:p text:style-name="P219">download <text:s/>ios phone</text:p>
        </text:list-item>
        <text:list-item>
          <text:p text:style-name="P221">fill «эл. Почту» field with «<text:a xlink:type="simple" xlink:href="mailto:korej77@mail.com" text:style-name="Internet_20_link" text:visited-style-name="Visited_20_Internet_20_Link"><text:span text:style-name="T93">korej77@mail.com</text:span></text:a>»</text:p>
        </text:list-item>
        <text:list-item>
          <text:p text:style-name="P262">returns a window for creating a password</text:p>
        </text:list-item>
        <text:list-item>
          <text:p text:style-name="P221">fill "<text:span text:style-name="T113">Создать порол </text:span>" field with «<text:span text:style-name="T113">123456ab» </text:span>password</text:p>
        </text:list-item>
      </text:list>
      <text:p text:style-name="P110"/>
      <text:p text:style-name="P164">Expected Result:<text:span text:style-name="T2">give feedback «</text:span><text:span text:style-name="T21">регистрация прошла успешно</text:span><text:span text:style-name="T2">»</text:span></text:p>
      <text:p text:style-name="P114"/>
      <text:p text:style-name="P165">Status: <text:span text:style-name="T2">to do</text:span></text:p>
      <text:p text:style-name="P162"/>
      <text:p text:style-name="P165">Additional information:<text:span text:style-name="T105">The same steps can be done for Android</text:span></text:p>
      <text:p text:style-name="P165"/>
      <text:p text:style-name="P165"/>
      <text:p text:style-name="P165"/>
      <text:p text:style-name="P165">***************************************************************************************************** </text:p>
      <text:p text:style-name="P165"/>
      <text:p text:style-name="P160"/>
      <text:p text:style-name="P155">Check list: <text:span text:style-name="T112">DOWNLOADS-1 (1.5)</text:span></text:p>
      <text:p text:style-name="P155"/>
      <text:p text:style-name="P49">ID: <text:span text:style-name="T19">Downloads</text:span><text:span text:style-name="T22">1.1</text:span><text:span text:style-name="T2">- </text:span><text:span text:style-name="T30">negative</text:span><text:span text:style-name="T2">1</text:span></text:p>
      <text:p text:style-name="P149"/>
      <text:p text:style-name="P20">need automated: <text:span text:style-name="T109">yes</text:span></text:p>
      <text:p text:style-name="P20"/>
      <text:p text:style-name="P20">automated:<text:span text:style-name="T95">no</text:span></text:p>
      <text:p text:style-name="P20"/>
      <text:p text:style-name="P20">data: <text:span text:style-name="T2">10.11.22</text:span></text:p>
      <text:p text:style-name="P82"/>
      <text:p text:style-name="P20">repater: <text:span text:style-name="T2">Vanya</text:span></text:p>
      <text:p text:style-name="P82"/>
      <text:p text:style-name="P236">Type: <text:span text:style-name="T73">functional </text:span><text:span text:style-name="T72"><text:s/></text:span><text:span text:style-name="T73">testing</text:span></text:p>
      <text:p text:style-name="P64"/>
      <text:p text:style-name="P64">Priority:medium</text:p>
      <text:p text:style-name="P64"/>
      <text:p text:style-name="P157"><text:soft-page-break/>envoriment:<text:span text:style-name="T2">IOS 15.7 ,</text:span><text:span text:style-name="T5">android 12</text:span></text:p>
      <text:p text:style-name="P160"/>
      <text:p text:style-name="P115"/>
      <text:p text:style-name="P115"/>
      <text:p text:style-name="P165">Title:<text:span text:style-name="T115">check creating password with </text:span><text:span text:style-name="T2">incorrect </text:span><text:span text:style-name="T26">data</text:span></text:p>
      <text:p text:style-name="P115"/>
      <text:p text:style-name="P165">Steps:</text:p>
      <text:list xml:id="list3510270711" text:style-name="L9">
        <text:list-item>
          <text:p text:style-name="P220">download <text:s/>ios phone</text:p>
        </text:list-item>
        <text:list-item>
          <text:p text:style-name="P222">fill «эл. Почту» field with «<text:a xlink:type="simple" xlink:href="mailto:korej77@mail.com" text:style-name="Internet_20_link" text:visited-style-name="Visited_20_Internet_20_Link"><text:span text:style-name="T93">korej77@mail.com</text:span></text:a>»</text:p>
        </text:list-item>
        <text:list-item>
          <text:p text:style-name="P263"><text:bookmark text:name="tw-target-text"/>returns a window for creating a password</text:p>
        </text:list-item>
        <text:list-item>
          <text:p text:style-name="P222">fill "<text:span text:style-name="T113">Создать порол </text:span>" field with «<text:span text:style-name="T113">1234» </text:span>password</text:p>
        </text:list-item>
      </text:list>
      <text:p text:style-name="P111"/>
      <text:p text:style-name="P111"/>
      <text:p text:style-name="P166">Expected result:<text:span text:style-name="T2"> </text:span><text:span text:style-name="T26">System should retur </text:span><text:s/>«<text:span text:style-name="T23">Длина <text:s/>пароля должен бить минимум 6 максимум 12</text:span>» <text:span text:style-name="T115">message</text:span></text:p>
      <text:p text:style-name="P166"/>
      <text:p text:style-name="P166">Status:<text:span text:style-name="T2"> to do</text:span></text:p>
      <text:p text:style-name="P116"/>
      <text:p text:style-name="P166">Additional information:The same steps can be done for Android</text:p>
      <text:p text:style-name="P166"/>
      <text:p text:style-name="P166"/>
      <text:p text:style-name="P166"/>
      <text:p text:style-name="P166"/>
      <text:p text:style-name="P166"/>
      <text:p text:style-name="P166"/>
      <text:p text:style-name="P174">Check list: <text:span text:style-name="T118">Recoverability-4</text:span></text:p>
      <text:p text:style-name="P174"/>
      <text:p text:style-name="P174">ID: <text:span text:style-name="T2">Recoverfbility 4.1 -</text:span><text:span text:style-name="T33">positive 1</text:span></text:p>
      <text:p text:style-name="P126"/>
      <text:p text:style-name="P177"><text:span text:style-name="T119">Title</text:span><text:span text:style-name="T33">: account recovery</text:span></text:p>
      <text:p text:style-name="P128"/>
      <text:p text:style-name="P174">Need autometed : yes</text:p>
      <text:p text:style-name="P174"/>
      <text:p text:style-name="P174">automated: no</text:p>
      <text:p text:style-name="P174"/>
      <text:p text:style-name="P174">reporter: <text:span text:style-name="T2">Vanya</text:span></text:p>
      <text:p text:style-name="P128"/>
      <text:p text:style-name="P174">priority: High</text:p>
      <text:p text:style-name="P174"/>
      <text:p text:style-name="P233">Type: <text:s/><text:span text:style-name="T130">functional <text:s/>testing</text:span></text:p>
      <text:p text:style-name="P174"/>
      <text:p text:style-name="P174">data: 17.11.22</text:p>
      <text:p text:style-name="P174"/>
      <text:p text:style-name="P174">envoriment: ios 15 ,android 12</text:p>
      <text:p text:style-name="P174"/>
      <text:p text:style-name="P174"/>
      <text:p text:style-name="P181">Steps: </text:p>
      <text:list xml:id="list96244422" text:style-name="L10">
        <text:list-item>
          <text:p text:style-name="P215">Open application «<text:span text:style-name="T111">Глаз</text:span>»</text:p>
        </text:list-item>
        <text:list-item>
          <text:p text:style-name="P215"><text:span text:style-name="T52">click &lt;Вход</text:span>&gt;</text:p>
        </text:list-item>
        <text:list-item>
          <text:p text:style-name="P223">fill «логин»field with «<text:span text:style-name="T94">031252412</text:span>» </text:p>
        </text:list-item>
        <text:list-item>
          <text:p text:style-name="P223">click «забил порол»</text:p>
        </text:list-item>
      </text:list>
      <text:p text:style-name="P122"/>
      <text:p text:style-name="P183">Expected result: a window will open to create a new password for two options <text:span text:style-name="T34">«эл почта , номер телефона»</text:span></text:p>
      <text:p text:style-name="P201"><text:span text:style-name="T34">c</text:span><text:span text:style-name="T2">heck database if the login is checked</text:span></text:p>
      <text:p text:style-name="P181">Status: <text:span text:style-name="T2">to do</text:span></text:p>
      <text:p text:style-name="P122"/>
      <text:p text:style-name="P173"><text:soft-page-break/>Additional information:The same steps can be done for Android</text:p>
      <text:p text:style-name="P173"/>
      <text:p text:style-name="P175">Check list: <text:span text:style-name="T118">Recoverability-4</text:span></text:p>
      <text:p text:style-name="P175"/>
      <text:p text:style-name="P175">ID: <text:span text:style-name="T2">Recoverfbility 4.</text:span><text:span text:style-name="T36">2</text:span><text:span text:style-name="T2"> -</text:span><text:span text:style-name="T33">positive </text:span><text:span text:style-name="T34">2</text:span></text:p>
      <text:p text:style-name="P132"/>
      <text:p text:style-name="P177"><text:span text:style-name="T120">Title:</text:span><text:span text:style-name="T34"> account recovery</text:span></text:p>
      <text:p text:style-name="P129"/>
      <text:p text:style-name="P175">Need autometed : yes</text:p>
      <text:p text:style-name="P175"/>
      <text:p text:style-name="P175">automated: no</text:p>
      <text:p text:style-name="P175"/>
      <text:p text:style-name="P175">reporter: <text:span text:style-name="T2">Vanya</text:span></text:p>
      <text:p text:style-name="P129"/>
      <text:p text:style-name="P175">priority: High</text:p>
      <text:p text:style-name="P175"/>
      <text:p text:style-name="P233">Type: <text:span text:style-name="T130">functional <text:s/>testing</text:span></text:p>
      <text:p text:style-name="P175"/>
      <text:p text:style-name="P175">data: 17.11.22</text:p>
      <text:p text:style-name="P175"/>
      <text:p text:style-name="P175">envoriment: ios 15 ,android 12</text:p>
      <text:p text:style-name="P175"/>
      <text:p text:style-name="P175"/>
      <text:p text:style-name="P175"/>
      <text:p text:style-name="P182">Step<text:span text:style-name="T18">:</text:span></text:p>
      <text:p text:style-name="P182"><text:span text:style-name="T18"><text:s text:c="6"/></text:span><text:span text:style-name="T34">1 </text:span><text:span text:style-name="T18">Open application «</text:span><text:span text:style-name="T11">Глаз</text:span><text:span text:style-name="T18">»</text:span></text:p>
      <text:p text:style-name="P107"><text:tab/><text:tab/></text:p>
      <text:p text:style-name="P182"><text:span text:style-name="T34"><text:s text:c="6"/>2 click &lt;Вход</text:span><text:span text:style-name="T18">&gt;</text:span></text:p>
      <text:p text:style-name="P202"><text:span text:style-name="T84"><text:s text:c="6"/>3 </text:span><text:span text:style-name="T85">fill «логин»field with «</text:span><text:span text:style-name="T80">031252412</text:span><text:span text:style-name="T85">» </text:span></text:p>
      <text:p text:style-name="P202"><text:span text:style-name="T85"><text:s text:c="6"/></text:span><text:span text:style-name="T84">4 click «забил порол»</text:span></text:p>
      <text:p text:style-name="P123"><text:s text:c="6"/><text:span text:style-name="T120">5 a window will open to create a new password for two options «эл почта , номер телефона»</text:span></text:p>
      <text:p text:style-name="P123"><text:s text:c="6"/><text:span text:style-name="T120">6 choose «эл. Почта» </text:span></text:p>
      <text:p text:style-name="P124"><text:s text:c="6"/><text:span text:style-name="T120">7 fill «эл. Почта» field with «</text:span><text:a xlink:type="simple" xlink:href="mailto:korej77@mail.com" text:style-name="Internet_20_link" text:visited-style-name="Visited_20_Internet_20_Link"><text:span text:style-name="T120">korej77@mail.com</text:span></text:a><text:span text:style-name="T120">»</text:span></text:p>
      <text:p text:style-name="P124"><text:s text:c="6"/><text:span text:style-name="T121">8 click «далее »</text:span></text:p>
      <text:p text:style-name="P124"><text:s text:c="6"/><text:span text:style-name="T121">9 a window will open to create a new password</text:span></text:p>
      <text:p text:style-name="P124"><text:s text:c="6"/><text:span text:style-name="T121">10 fill «новый парол» field with «123456789»</text:span></text:p>
      <text:p text:style-name="P124"><text:s text:c="6"/><text:span text:style-name="T121">11 click «завершить»</text:span></text:p>
      <text:p text:style-name="P123"/>
      <text:p text:style-name="P123"/>
      <text:p text:style-name="P183">Expected result: after clicking finish, he automatically logs into the account</text:p>
      <text:p text:style-name="P182"/>
      <text:p text:style-name="P182">Status: <text:span text:style-name="T2">to do</text:span></text:p>
      <text:p text:style-name="P123"/>
      <text:p text:style-name="P167">Additional information:<text:span text:style-name="T2">The same steps can be done for Android</text:span></text:p>
      <text:p text:style-name="P123"/>
      <text:p text:style-name="P123"/>
      <text:p text:style-name="P123"/>
      <text:p text:style-name="P123"/>
      <text:p text:style-name="P123"/>
      <text:list xml:id="list220327729619364" text:continue-numbering="true" text:style-name="L10">
        <text:list-header>
          <text:p text:style-name="P227"/>
        </text:list-header>
      </text:list>
      <text:p text:style-name="P176">Check list: <text:span text:style-name="T118">Recoverability-4</text:span></text:p>
      <text:p text:style-name="P176"/>
      <text:p text:style-name="P176">ID: <text:span text:style-name="T2">Recoverfbility 4.</text:span><text:span text:style-name="T36">3</text:span><text:span text:style-name="T2"> -</text:span><text:span text:style-name="T33">positive </text:span><text:span text:style-name="T35">3</text:span></text:p>
      <text:p text:style-name="P133"/>
      <text:p text:style-name="P177"><text:span text:style-name="T121">Title:</text:span><text:span text:style-name="T35"> account recovery</text:span></text:p>
      <text:p text:style-name="P130"/>
      <text:p text:style-name="P176">Need autometed : yes</text:p>
      <text:p text:style-name="P176"><text:soft-page-break/></text:p>
      <text:p text:style-name="P176">automated: no</text:p>
      <text:p text:style-name="P176"/>
      <text:p text:style-name="P176">reporter: <text:span text:style-name="T2">Vanya</text:span></text:p>
      <text:p text:style-name="P130"/>
      <text:p text:style-name="P176">priority: High</text:p>
      <text:p text:style-name="P176"/>
      <text:p text:style-name="P233">Type: <text:s/><text:span text:style-name="T130">functional <text:s/>testing</text:span></text:p>
      <text:p text:style-name="P176"/>
      <text:p text:style-name="P176">data: 17.11.22</text:p>
      <text:p text:style-name="P176"/>
      <text:p text:style-name="P176">envoriment: ios 15 ,android 12</text:p>
      <text:p text:style-name="P176"/>
      <text:p text:style-name="P176"/>
      <text:p text:style-name="P183">Step<text:span text:style-name="T18">:</text:span></text:p>
      <text:p text:style-name="P183"><text:span text:style-name="T18"><text:s text:c="6"/></text:span><text:span text:style-name="T34">1 </text:span><text:span text:style-name="T18">Open application «</text:span><text:span text:style-name="T11">Глаз</text:span><text:span text:style-name="T18">»</text:span></text:p>
      <text:p text:style-name="P183"><text:span text:style-name="T34"><text:s text:c="6"/>2 click &lt;Вход</text:span><text:span text:style-name="T18">&gt;</text:span></text:p>
      <text:p text:style-name="P203"><text:span text:style-name="T84"><text:s text:c="6"/>3 </text:span><text:span text:style-name="T85">fill «логин»field with «</text:span><text:span text:style-name="T80">031252412</text:span><text:span text:style-name="T85">» </text:span></text:p>
      <text:p text:style-name="P203"><text:span text:style-name="T85"><text:s text:c="6"/></text:span><text:span text:style-name="T84">4 click «забил порол»</text:span></text:p>
      <text:p text:style-name="P124"><text:s text:c="6"/><text:span text:style-name="T120">5 a window will open to create a new password for two options «эл почта , номер телефона»</text:span></text:p>
      <text:p text:style-name="P124"><text:s text:c="6"/><text:span text:style-name="T120">6 choose «номер телефона» </text:span></text:p>
      <text:p text:style-name="P124"><text:s text:c="6"/><text:span text:style-name="T120">7 fill «номер телефона» field with «031252412»</text:span></text:p>
      <text:p text:style-name="P124"><text:s text:c="6"/><text:span text:style-name="T121">8 click «далее »</text:span></text:p>
      <text:p text:style-name="P124"><text:s text:c="6"/><text:span text:style-name="T121">9 an email with a link will be sent to the phone number</text:span></text:p>
      <text:p text:style-name="P124"><text:s text:c="6"/><text:span text:style-name="T121">10 click link</text:span></text:p>
      <text:p text:style-name="P124"><text:s text:c="6"/><text:span text:style-name="T121">11 a page opens for creating a password</text:span></text:p>
      <text:p text:style-name="P125"><text:s text:c="6"/><text:span text:style-name="T122">12 fill «новый парол» field with «123456789»</text:span></text:p>
      <text:p text:style-name="P125"><text:s text:c="6"/><text:span text:style-name="T121">13 click «завершить»</text:span></text:p>
      <text:p text:style-name="P125"/>
      <text:p text:style-name="P185">expected result: <text:span text:style-name="T119">after clicking finish, he automatically logs into the account</text:span></text:p>
      <text:p text:style-name="P185"/>
      <text:p text:style-name="P185">Status: to do</text:p>
      <text:p text:style-name="P185"/>
      <text:p text:style-name="P185"/>
      <text:p text:style-name="P168">Additional information:<text:span text:style-name="T2">The same steps can be done for Android</text:span></text:p>
      <text:p text:style-name="P185"/>
      <text:p text:style-name="P124"/>
      <text:p text:style-name="P122"/>
      <text:p text:style-name="P181"/>
      <text:p text:style-name="P181"/>
      <text:p text:style-name="P177">Check list: <text:span text:style-name="T118">Recoverability-4</text:span></text:p>
      <text:p text:style-name="P177"/>
      <text:p text:style-name="P177">ID: <text:span text:style-name="T2">Recoverfbility 4.1 -</text:span><text:span text:style-name="T36">negative </text:span><text:span text:style-name="T33">1</text:span></text:p>
      <text:p text:style-name="P127"/>
      <text:p text:style-name="P177"><text:span text:style-name="T119">Title:</text:span><text:span text:style-name="T33"> specify an incorrect email address</text:span></text:p>
      <text:p text:style-name="P131"/>
      <text:p text:style-name="P177">Need autometed : yes</text:p>
      <text:p text:style-name="P177"/>
      <text:p text:style-name="P177">automated: no</text:p>
      <text:p text:style-name="P177"/>
      <text:p text:style-name="P177">reporter: <text:span text:style-name="T2">Vanya</text:span></text:p>
      <text:p text:style-name="P131"/>
      <text:p text:style-name="P177">priority: <text:span text:style-name="T124">medium</text:span></text:p>
      <text:p text:style-name="P177"/>
      <text:p text:style-name="P233">Type: <text:s/><text:span text:style-name="T130">functional <text:s/>testing</text:span></text:p>
      <text:p text:style-name="P177"/>
      <text:p text:style-name="P177">data: 17.11.22</text:p>
      <text:p text:style-name="P177"><text:soft-page-break/></text:p>
      <text:p text:style-name="P177">envoriment: ios 15 ,android 12</text:p>
      <text:p text:style-name="P177"/>
      <text:p text:style-name="P177"/>
      <text:p text:style-name="P166"/>
      <text:p text:style-name="P166"/>
      <text:p text:style-name="P177"/>
      <text:p text:style-name="P184">Steps: </text:p>
      <text:list xml:id="list220327964880683" text:continue-numbering="true" text:style-name="L10">
        <text:list-header>
          <text:p text:style-name="P216"><text:span text:style-name="T129">1</text:span>Open application «<text:span text:style-name="T111">Глаз</text:span>»</text:p>
          <text:p text:style-name="P216"><text:span text:style-name="T129">2click &lt;Вход</text:span>&gt;</text:p>
          <text:p text:style-name="P224"><text:span text:style-name="T129">3</text:span>fill «логин»field with «<text:span text:style-name="T120">031252412</text:span>» </text:p>
          <text:p text:style-name="P225"><text:span text:style-name="T129">4</text:span>click «забил порол»</text:p>
          <text:p text:style-name="P224"><text:span text:style-name="T129">5</text:span> <text:span text:style-name="T120">choose «эл. Почта» </text:span></text:p>
          <text:p text:style-name="P224"><text:span text:style-name="T129">6 fill «эл. Почта» field with «</text:span><text:a xlink:type="simple" xlink:href="mailto:korej77@mail.com" text:style-name="Internet_20_link" text:visited-style-name="Visited_20_Internet_20_Link"><text:span text:style-name="T129">o</text:span></text:a><text:a xlink:type="simple" xlink:href="mailto:korej77@mail.com" text:style-name="Internet_20_link" text:visited-style-name="Visited_20_Internet_20_Link"><text:span text:style-name="T129">7@mail.com</text:span></text:a><text:span text:style-name="T129">»</text:span></text:p>
          <text:p text:style-name="P224"><text:span text:style-name="T129">7</text:span> <text:span text:style-name="T121">click «далее »</text:span></text:p>
        </text:list-header>
      </text:list>
      <text:p text:style-name="P161"/>
      <text:p text:style-name="P187">Expected result: <text:span text:style-name="T26">System should retur </text:span><text:span text:style-name="T123"><text:s/>«</text:span><text:span text:style-name="T2">такой пользователь не существует! </text:span><text:span text:style-name="T123">» message</text:span></text:p>
      <text:p text:style-name="P187"/>
      <text:p text:style-name="P187"/>
      <text:p text:style-name="P186">Status: to do</text:p>
      <text:p text:style-name="P186"/>
      <text:p text:style-name="P186"/>
      <text:p text:style-name="P169">Additional information:<text:span text:style-name="T2">The same steps can be done for Android</text:span></text:p>
      <text:p text:style-name="P186"/>
      <text:p text:style-name="P21"/>
      <text:p text:style-name="P24"/>
      <text:p text:style-name="P24"/>
      <text:p text:style-name="P24"/>
      <text:p text:style-name="P24"/>
      <text:p text:style-name="P24"><text:s/><text:span text:style-name="T124">Check list: </text:span><text:span text:style-name="T71">Recoverability-4</text:span></text:p>
      <text:p text:style-name="P192"/>
      <text:p text:style-name="P66"><text:span text:style-name="T71">I</text:span><text:span text:style-name="T54">D:</text:span><text:span text:style-name="T71">Recoverability-4- </text:span><text:span text:style-name="T54">4.6</text:span><text:span text:style-name="T75">negative</text:span><text:span text:style-name="T54"> 2</text:span></text:p>
      <text:p text:style-name="P189"/>
      <text:p text:style-name="P189">Title: enter an incorrect phone number</text:p>
      <text:p text:style-name="P189"/>
      <text:p text:style-name="P178">Need autometed : yes</text:p>
      <text:p text:style-name="P178"/>
      <text:p text:style-name="P178">automated: no</text:p>
      <text:p text:style-name="P189"/>
      <text:p text:style-name="P66"><text:span text:style-name="T54">reporter: </text:span><text:span text:style-name="T75">Vanya</text:span></text:p>
      <text:p text:style-name="P134"/>
      <text:p text:style-name="P189">Priority: medium</text:p>
      <text:p text:style-name="P189"/>
      <text:p text:style-name="P233">Type: <text:s/><text:span text:style-name="T130">functional <text:s/>testing</text:span></text:p>
      <text:p text:style-name="P178"/>
      <text:p text:style-name="P178">data: 17.11.22</text:p>
      <text:p text:style-name="P178"/>
      <text:p text:style-name="P178">envoriment: ios 15 ,android 12</text:p>
      <text:p text:style-name="P178"/>
      <text:p text:style-name="P178"/>
      <text:p text:style-name="P188">Steps: </text:p>
      <text:list xml:id="list1586891753" text:style-name="L11">
        <text:list-item>
          <text:p text:style-name="P232"><text:span text:style-name="T18">Open application «</text:span><text:span text:style-name="T11">Глаз</text:span><text:span text:style-name="T18">»</text:span></text:p>
        </text:list-item>
        <text:list-item>
          <text:p text:style-name="P232"><text:span text:style-name="T34"><text:s text:c="2"/>click &lt;Вход</text:span><text:span text:style-name="T18">&gt;</text:span></text:p>
        </text:list-item>
        <text:list-item>
          <text:p text:style-name="P235"><text:span text:style-name="T84"><text:s text:c="2"/></text:span><text:span text:style-name="T85">fill «логин»field with «</text:span><text:span text:style-name="T80">031252412</text:span><text:span text:style-name="T85">» </text:span></text:p>
        </text:list-item>
        <text:list-item>
          <text:p text:style-name="P228"><text:s/>click «забил порол»</text:p>
        </text:list-item>
        <text:list-item>
          <text:p text:style-name="P226"><text:s/><text:span text:style-name="T120"><text:s/>choose «номер телефона» </text:span></text:p>
        </text:list-item>
        <text:list-item>
          <text:p text:style-name="P226"><text:soft-page-break/><text:s/><text:span text:style-name="T120"><text:s/>fill «номер телефона» field with «077828522»</text:span></text:p>
        </text:list-item>
        <text:list-item>
          <text:p text:style-name="P226"><text:s/><text:span text:style-name="T121"><text:s/>click «далее »</text:span></text:p>
        </text:list-item>
      </text:list>
      <text:p text:style-name="P188"/>
      <text:p text:style-name="P188"/>
      <text:p text:style-name="P188">Expected result:<text:span text:style-name="T26">System should retur </text:span><text:span text:style-name="T123"><text:s/>«</text:span><text:span text:style-name="T37">такой пользователь не существует! </text:span><text:span text:style-name="T123">» message</text:span></text:p>
      <text:p text:style-name="P188"/>
      <text:p text:style-name="P188">Status: to do</text:p>
      <text:p text:style-name="P188"/>
      <text:p text:style-name="P170">Additional information:<text:span text:style-name="T2">The same steps can be done for Android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93">Check list:<text:span text:style-name="T126">Мain functions5-6</text:span></text:p>
      <text:p text:style-name="P193"/>
      <text:p text:style-name="P193">ID:<text:span text:style-name="T126">Мain functions5-6 </text:span>(<text:span text:style-name="T127">5,1 </text:span>positive<text:span text:style-name="T128">1</text:span>)</text:p>
      <text:p text:style-name="P193"/>
      <text:p text:style-name="P146">Precondition: <text:span text:style-name="T1">Should have logged in user (</text:span><text:span text:style-name="T49">login:</text:span><text:span text:style-name="T4">031252412</text:span><text:span text:style-name="T1">, password: “78</text:span><text:span text:style-name="T50">aa797</text:span><text:span text:style-name="T1">” ) check locations</text:span></text:p>
      <text:p text:style-name="P193"/>
      <text:p text:style-name="P195">Title: <text:span text:style-name="T38">Должен построить маршрут <text:s/>по геолокации </text:span><text:span text:style-name="T39">(если оба пользователя находятся в одном <text:s/></text:span><text:span text:style-name="T43">области</text:span><text:span text:style-name="T39">,если нет <text:s/>то только местоположение</text:span></text:p>
      <text:p text:style-name="P139"/>
      <text:p text:style-name="P179">Need autometed : yes</text:p>
      <text:p text:style-name="P179"/>
      <text:p text:style-name="P179">automated: no</text:p>
      <text:p text:style-name="P190"/>
      <text:p text:style-name="P67"><text:span text:style-name="T54">reporter: </text:span><text:span text:style-name="T75">Vanya</text:span></text:p>
      <text:p text:style-name="P135"/>
      <text:p text:style-name="P190">Priority: <text:span text:style-name="T125">high</text:span></text:p>
      <text:p text:style-name="P190"/>
      <text:p text:style-name="P196">Tape: <text:span text:style-name="T130">functional </text:span><text:s/><text:span text:style-name="T130">testing </text:span></text:p>
      <text:p text:style-name="P196"/>
      <text:p text:style-name="P196">data: 27.11.22</text:p>
      <text:p text:style-name="P196"/>
      <text:p text:style-name="P179">envoriment: ios 15 ,android 12</text:p>
      <text:p text:style-name="P179"/>
      <text:p text:style-name="P193">Steps:</text:p>
      <text:list xml:id="list2565004894" text:style-name="L12">
        <text:list-header>
          <text:p text:style-name="P229"/>
        </text:list-header>
        <text:list-item>
          <text:p text:style-name="P229"><text:s/>click icon 2 users</text:p>
        </text:list-item>
      </text:list>
      <text:p text:style-name="P137"/>
      <text:p text:style-name="P198">Expected result: shows the locations of 2 users</text:p>
      <text:p text:style-name="P198"/>
      <text:p text:style-name="P198">Status: to do</text:p>
      <text:p text:style-name="P198"/>
      <text:p text:style-name="P171">Additional information:<text:span text:style-name="T2">The same steps can be done for Android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94">Check list:<text:span text:style-name="T126">Мain functions5-6</text:span></text:p>
      <text:p text:style-name="P194"/>
      <text:p text:style-name="P194">ID:<text:span text:style-name="T126">Мain functions5-6 </text:span>(<text:span text:style-name="T127">5,1 </text:span>positive<text:span text:style-name="T128">2</text:span>)</text:p>
      <text:p text:style-name="P194"><text:soft-page-break/></text:p>
      <text:p text:style-name="P147">Precondition: <text:span text:style-name="T1">Should have logged in user (</text:span><text:span text:style-name="T49">login:</text:span><text:span text:style-name="T4">031252412</text:span><text:span text:style-name="T1">, password: “78</text:span><text:span text:style-name="T50">aa797</text:span><text:span text:style-name="T1">” )check to build routes correctly</text:span></text:p>
      <text:p text:style-name="P194"/>
      <text:p text:style-name="P194">Title: <text:span text:style-name="T38">Должен построить маршрут <text:s/>по геолокации </text:span><text:span text:style-name="T39">(если оба пользователя находятся в одном <text:s/></text:span><text:span text:style-name="T43">области </text:span><text:span text:style-name="T39">,если нет <text:s/>то только местоположение</text:span></text:p>
      <text:p text:style-name="P140"/>
      <text:p text:style-name="P180">Need autometed : yes</text:p>
      <text:p text:style-name="P180"/>
      <text:p text:style-name="P180">automated: no</text:p>
      <text:p text:style-name="P191"/>
      <text:p text:style-name="P68"><text:span text:style-name="T54">reporter: </text:span><text:span text:style-name="T75">Vanya</text:span></text:p>
      <text:p text:style-name="P136"/>
      <text:p text:style-name="P191">Priority: <text:span text:style-name="T125">high</text:span></text:p>
      <text:p text:style-name="P191"/>
      <text:p text:style-name="P234">Tape: <text:s/><text:span text:style-name="T130">functional </text:span><text:s/><text:span text:style-name="T130">testing</text:span></text:p>
      <text:p text:style-name="P197"/>
      <text:p text:style-name="P197">data: 27.11.22</text:p>
      <text:p text:style-name="P197"/>
      <text:p text:style-name="P180">envoriment: ios 15 ,android 12</text:p>
      <text:p text:style-name="P180"/>
      <text:p text:style-name="P194">Steps:</text:p>
      <text:p text:style-name="P194"><text:span text:style-name="T42">1</text:span><text:span text:style-name="T2">open application </text:span><text:span text:style-name="T18">«Глаз»</text:span></text:p>
      <text:p text:style-name="P194"><text:span text:style-name="T42">2</text:span><text:span text:style-name="T2">log in to your account</text:span></text:p>
      <text:p text:style-name="P194"><text:span text:style-name="T42">3</text:span><text:span text:style-name="T2">click icon 2 users</text:span></text:p>
      <text:p text:style-name="P138"/>
      <text:p text:style-name="P198">Expected result: shows the locations of 2 users and build a route for up to 2 users</text:p>
      <text:p text:style-name="P198"/>
      <text:p text:style-name="P198">Status: to do</text:p>
      <text:p text:style-name="P198"/>
      <text:p text:style-name="P171">Additional information:<text:span text:style-name="T2">The same steps can be done for Android</text:span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18"/>
      <text:p text:style-name="P194">Check list:<text:span text:style-name="T126">Мain functions5-6</text:span></text:p>
      <text:p text:style-name="P194"/>
      <text:p text:style-name="P194">ID:<text:span text:style-name="T126">Мain functions5-6 </text:span>(<text:span text:style-name="T127">5,2 </text:span>positive<text:span text:style-name="T128">1</text:span>) </text:p>
      <text:p text:style-name="P194"/>
      <text:p text:style-name="P147">Precondition: <text:span text:style-name="T1">Should have logged in user (</text:span><text:span text:style-name="T49">login:</text:span><text:span text:style-name="T4">031252412</text:span><text:span text:style-name="T1">, password: “78</text:span><text:span text:style-name="T50">aa797</text:span><text:span text:style-name="T1">” )</text:span></text:p>
      <text:p text:style-name="P194"/>
      <text:p text:style-name="P198">Title:<text:span text:style-name="T40">Приложение должно иметь возможность добавление дополнительных устройств,на одного пользователя 5 устройств </text:span><text:span text:style-name="T41">подключенных к телефону 2пользователя </text:span></text:p>
      <text:p text:style-name="P141"/>
      <text:p text:style-name="P141"/>
      <text:p text:style-name="P180">Need autometed : yes</text:p>
      <text:p text:style-name="P180"/>
      <text:p text:style-name="P180">automated: no</text:p>
      <text:p text:style-name="P191"/>
      <text:p text:style-name="P68"><text:span text:style-name="T54">reporter: </text:span><text:span text:style-name="T75">Vanya</text:span></text:p>
      <text:p text:style-name="P136"/>
      <text:p text:style-name="P191">Priority: <text:span text:style-name="T125">high</text:span></text:p>
      <text:p text:style-name="P191"/>
      <text:p text:style-name="P197"><text:soft-page-break/>Tape: unit, smoke ,<text:span text:style-name="T128">usability</text:span></text:p>
      <text:p text:style-name="P197"/>
      <text:p text:style-name="P197">data: 27.11.22</text:p>
      <text:p text:style-name="P197"/>
      <text:p text:style-name="P180">envoriment: ios 15 ,android 12</text:p>
      <text:p text:style-name="P180"/>
      <text:p text:style-name="P198">Steps: </text:p>
      <text:list xml:id="list2062267136" text:style-name="L13">
        <text:list-item>
          <text:p text:style-name="P230">open application «Глаз»</text:p>
        </text:list-item>
        <text:list-item>
          <text:p text:style-name="P231">from top menu click «добавить устроество» </text:p>
        </text:list-item>
        <text:list-item>
          <text:p text:style-name="P231">add device </text:p>
        </text:list-item>
        <text:list-item>
          <text:p text:style-name="P231">fill «тип устроество» field with «телефон»</text:p>
        </text:list-item>
        <text:list-item>
          <text:p text:style-name="P231">fill «номер телефона» field with «050214581»</text:p>
        </text:list-item>
        <text:list-item>
          <text:p text:style-name="P231">click «сохронить»</text:p>
        </text:list-item>
      </text:list>
      <text:p text:style-name="P142"/>
      <text:p text:style-name="P200">Expected result:the device adds and saves to the account</text:p>
      <text:p text:style-name="P200"/>
      <text:p text:style-name="P199">Status: to do</text:p>
      <text:p text:style-name="P199"/>
      <text:p text:style-name="P172">Additional information:<text:span text:style-name="T2">The same steps can be done for Android</text:span></text:p>
      <text:p text:style-name="P199"/>
      <text:p text:style-name="P200"/>
      <text:p text:style-name="P200"/>
      <text:p text:style-name="P180"/>
      <text:p text:style-name="P180"/>
      <text:p text:style-name="P180"/>
      <text:p text:style-name="P196"/>
      <text:p text:style-name="P196"/>
      <text:p text:style-name="P139"/>
      <text:p text:style-name="P139"/>
      <text:p text:style-name="P139"/>
      <text:p text:style-name="P188"/>
      <text:p text:style-name="P178"/>
      <text:p text:style-name="P189"/>
      <text:p text:style-name="P189"/>
      <text:p text:style-name="P119"/>
      <text:p text:style-name="P111"/>
      <text:p text:style-name="P109"><text:s text:c="6"/></text:p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2:58:12.237827725</meta:creation-date>
    <dc:date>2022-11-28T22:03:25.631499659</dc:date>
    <meta:editing-duration>PT5H34M47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7" meta:paragraph-count="439" meta:word-count="2066" meta:character-count="14077" meta:non-whitespace-character-count="12226"/>
  </office:meta>
</office:document-meta>
</file>